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B_ON" table:style-name="ta1">
        <table:shapes>
          <draw:frame draw:z-index="0" draw:style-name="gr1" draw:text-style-name="P1" svg:width="6.2988in" svg:height="3.5429in" svg:x="4.4839in" svg:y="0.0394in">
            <draw:object draw:notify-on-update-of-ranges="LB_ON.A1:LB_ON.A1 LB_ON.A2:LB_ON.A125 LB_ON.B1:LB_ON.B1 LB_ON.B2:LB_ON.B125 LB_ON.C1:LB_ON.C1 LB_ON.C2:LB_ON.C125 LB_ON.D1:LB_ON.D1 LB_ON.D2:LB_ON.D125 LB_ON.E1:LB_ON.E1 LB_ON.E2:LB_ON.E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23H03M58S" calcext:value-type="time">
            <text:p>11:03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3M59S" calcext:value-type="time">
            <text:p>11:03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0S" calcext:value-type="time">
            <text:p>11:04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1S" calcext:value-type="time">
            <text:p>11:04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2S" calcext:value-type="time">
            <text:p>11:04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3S" calcext:value-type="time">
            <text:p>11:04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4S" calcext:value-type="time">
            <text:p>11:04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5S" calcext:value-type="time">
            <text:p>11:04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6S" calcext:value-type="time">
            <text:p>11:04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7S" calcext:value-type="time">
            <text:p>11:04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8S" calcext:value-type="time">
            <text:p>11:04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09S" calcext:value-type="time">
            <text:p>11:04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0S" calcext:value-type="time">
            <text:p>11:04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1S" calcext:value-type="time">
            <text:p>11:04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2S" calcext:value-type="time">
            <text:p>11:04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3S" calcext:value-type="time">
            <text:p>11:04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4S" calcext:value-type="time">
            <text:p>11:04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5S" calcext:value-type="time">
            <text:p>11:04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6S" calcext:value-type="time">
            <text:p>11:04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7S" calcext:value-type="time">
            <text:p>11:04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8S" calcext:value-type="time">
            <text:p>11:04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19S" calcext:value-type="time">
            <text:p>11:04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0S" calcext:value-type="time">
            <text:p>11:04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1S" calcext:value-type="time">
            <text:p>11:04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2S" calcext:value-type="time">
            <text:p>11:04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3S" calcext:value-type="time">
            <text:p>11:04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4S" calcext:value-type="time">
            <text:p>11:04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5S" calcext:value-type="time">
            <text:p>11:04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6S" calcext:value-type="time">
            <text:p>11:04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7S" calcext:value-type="time">
            <text:p>11:04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8S" calcext:value-type="time">
            <text:p>11:04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29S" calcext:value-type="time">
            <text:p>11:04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0S" calcext:value-type="time">
            <text:p>11:04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1S" calcext:value-type="time">
            <text:p>11:04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2S" calcext:value-type="time">
            <text:p>11:04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3S" calcext:value-type="time">
            <text:p>11:04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4S" calcext:value-type="time">
            <text:p>11:04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5S" calcext:value-type="time">
            <text:p>11:04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6S" calcext:value-type="time">
            <text:p>11:04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7S" calcext:value-type="time">
            <text:p>11:04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8S" calcext:value-type="time">
            <text:p>11:04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39S" calcext:value-type="time">
            <text:p>11:04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0S" calcext:value-type="time">
            <text:p>11:04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1S" calcext:value-type="time">
            <text:p>11:04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2S" calcext:value-type="time">
            <text:p>11:04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3S" calcext:value-type="time">
            <text:p>11:04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4S" calcext:value-type="time">
            <text:p>11:04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5S" calcext:value-type="time">
            <text:p>11:04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6S" calcext:value-type="time">
            <text:p>11:04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7S" calcext:value-type="time">
            <text:p>11:04:47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8S" calcext:value-type="time">
            <text:p>11:04:48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49S" calcext:value-type="time">
            <text:p>11:04:49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0S" calcext:value-type="time">
            <text:p>11:04:50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1S" calcext:value-type="time">
            <text:p>11:04:51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2S" calcext:value-type="time">
            <text:p>11:04:52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3S" calcext:value-type="time">
            <text:p>11:04:53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4S" calcext:value-type="time">
            <text:p>11:04:54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5S" calcext:value-type="time">
            <text:p>11:04:55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6S" calcext:value-type="time">
            <text:p>11:04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7S" calcext:value-type="time">
            <text:p>11:04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8S" calcext:value-type="time">
            <text:p>11:04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4M59S" calcext:value-type="time">
            <text:p>11:04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0S" calcext:value-type="time">
            <text:p>11:05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1S" calcext:value-type="time">
            <text:p>11:05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2S" calcext:value-type="time">
            <text:p>11:05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3S" calcext:value-type="time">
            <text:p>11:05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4S" calcext:value-type="time">
            <text:p>11:05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5S" calcext:value-type="time">
            <text:p>11:05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6S" calcext:value-type="time">
            <text:p>11:05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7S" calcext:value-type="time">
            <text:p>11:05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8S" calcext:value-type="time">
            <text:p>11:05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09S" calcext:value-type="time">
            <text:p>11:05:09 P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3H05M10S" calcext:value-type="time">
            <text:p>11:05:10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3H05M11S" calcext:value-type="time">
            <text:p>11:05:11 P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time" office:time-value="PT23H05M12S" calcext:value-type="time">
            <text:p>11:05:12 P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23H05M13S" calcext:value-type="time">
            <text:p>11:05:13 PM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23H05M14S" calcext:value-type="time">
            <text:p>11:05:14 PM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23H05M15S" calcext:value-type="time">
            <text:p>11:05:15 P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23H05M16S" calcext:value-type="time">
            <text:p>11:05:16 PM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23H05M17S" calcext:value-type="time">
            <text:p>11:05:17 PM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23H05M18S" calcext:value-type="time">
            <text:p>11:05:18 P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23H05M19S" calcext:value-type="time">
            <text:p>11:05:19 P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time" office:time-value="PT23H05M20S" calcext:value-type="time">
            <text:p>11:05:20 P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23H05M21S" calcext:value-type="time">
            <text:p>11:05:21 P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23H05M22S" calcext:value-type="time">
            <text:p>11:05:22 PM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23H05M23S" calcext:value-type="time">
            <text:p>11:05:23 PM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23H05M24S" calcext:value-type="time">
            <text:p>11:05:24 PM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3H05M25S" calcext:value-type="time">
            <text:p>11:05:25 P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3H05M26S" calcext:value-type="time">
            <text:p>11:05:26 PM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3H05M27S" calcext:value-type="time">
            <text:p>11:05:27 PM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3H05M28S" calcext:value-type="time">
            <text:p>11:05:28 PM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3H05M29S" calcext:value-type="time">
            <text:p>11:05:29 PM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3H05M30S" calcext:value-type="time">
            <text:p>11:05:30 PM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3H05M31S" calcext:value-type="time">
            <text:p>11:05:31 PM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3H05M32S" calcext:value-type="time">
            <text:p>11:05:32 PM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3H05M33S" calcext:value-type="time">
            <text:p>11:05:33 P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3H05M34S" calcext:value-type="time">
            <text:p>11:05:34 PM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3H05M35S" calcext:value-type="time">
            <text:p>11:05:35 PM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3H05M36S" calcext:value-type="time">
            <text:p>11:05:36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3H05M37S" calcext:value-type="time">
            <text:p>11:05:37 P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3H05M38S" calcext:value-type="time">
            <text:p>11:05:38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3H05M39S" calcext:value-type="time">
            <text:p>11:05:39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3H05M40S" calcext:value-type="time">
            <text:p>11:05:40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1S" calcext:value-type="time">
            <text:p>11:05:41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2S" calcext:value-type="time">
            <text:p>11:05:42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3S" calcext:value-type="time">
            <text:p>11:05:43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4S" calcext:value-type="time">
            <text:p>11:05:44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5S" calcext:value-type="time">
            <text:p>11:05:45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6S" calcext:value-type="time">
            <text:p>11:05:46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7S" calcext:value-type="time">
            <text:p>11:05:47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8S" calcext:value-type="time">
            <text:p>11:05:48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49S" calcext:value-type="time">
            <text:p>11:05:49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0S" calcext:value-type="time">
            <text:p>11:05:50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1S" calcext:value-type="time">
            <text:p>11:05:51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2S" calcext:value-type="time">
            <text:p>11:05:52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3S" calcext:value-type="time">
            <text:p>11:05:53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4S" calcext:value-type="time">
            <text:p>11:05:54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5S" calcext:value-type="time">
            <text:p>11:05:55 PM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7S" calcext:value-type="time">
            <text:p>11:05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8S" calcext:value-type="time">
            <text:p>11:05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5M59S" calcext:value-type="time">
            <text:p>11:05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6M00S" calcext:value-type="time">
            <text:p>11:06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6M01S" calcext:value-type="time">
            <text:p>11:06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6M02S" calcext:value-type="time">
            <text:p>11:06:02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_ON_RES" table:style-name="ta1">
        <table:table-column table:style-name="co1" table:default-cell-style-name="Default"/>
        <table:table-row table:style-name="ro2">
          <table:table-cell office:value-type="string" calcext:value-type="string">
            <text:p>Total 50000 INVITE calls sent in 124556 ms at rate of 401/sec</text:p>
            <text:p>Total 50000 responses received in 125201 ms at rate of 399/sec</text:p>
            <text:p/>
            <text:p>Detailed responses received:</text:p>
            <text:p> - 200 responses:    50000     (OK)</text:p>
            <text:p>                    ------</text:p>
            <text:p> TOTAL responses:    50000 (rate=399/sec)</text:p>
            <text:p/>
            <text:p>Maximum outstanding job: 600</text:p>
            <text:p/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2.9953in" svg:y="1.0433in">
            <draw:object draw:notify-on-update-of-ranges="Sheet6.A1:Sheet6.A1 Sheet6.A2:Sheet6.A126 Sheet6.D1:Sheet6.D1 Sheet6.D2:Sheet6.D126 Sheet6.H1:Sheet6.H1 Sheet6.H2:Sheet6.H126 Sheet6.L1:Sheet6.L1 Sheet6.L2:Sheet6.L1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6079858" calcext:value-type="float">
            <text:p>15260798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59" calcext:value-type="float">
            <text:p>15260798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4" calcext:value-type="float">
            <text:p>72.5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9" calcext:value-type="float">
            <text:p>0.39</text:p>
          </table:table-cell>
          <table:table-cell office:value-type="float" office:value="148" calcext:value-type="float">
            <text:p>148</text:p>
          </table:table-cell>
          <table:table-cell office:value-type="float" office:value="478" calcext:value-type="float">
            <text:p>478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0" calcext:value-type="float">
            <text:p>15260798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84" calcext:value-type="float">
            <text:p>384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61" calcext:value-type="float">
            <text:p>152607986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862" calcext:value-type="float">
            <text:p>152607986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3" calcext:value-type="float">
            <text:p>152607986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3" calcext:value-type="float">
            <text:p>383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4" calcext:value-type="float">
            <text:p>152607986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5" calcext:value-type="float">
            <text:p>152607986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79" calcext:value-type="float">
            <text:p>0.7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26079866" calcext:value-type="float">
            <text:p>152607986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8" calcext:value-type="float">
            <text:p>0.38</text:p>
          </table:table-cell>
          <table:table-cell office:value-type="float" office:value="147" calcext:value-type="float">
            <text:p>147</text:p>
          </table:table-cell>
          <table:table-cell office:value-type="float" office:value="387" calcext:value-type="float">
            <text:p>387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7" calcext:value-type="float">
            <text:p>152607986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68" calcext:value-type="float">
            <text:p>152607986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69" calcext:value-type="float">
            <text:p>152607986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70" calcext:value-type="float">
            <text:p>152607987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84" calcext:value-type="float">
            <text:p>384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71" calcext:value-type="float">
            <text:p>152607987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5" calcext:value-type="float">
            <text:p>41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72" calcext:value-type="float">
            <text:p>152607987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73" calcext:value-type="float">
            <text:p>152607987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7" calcext:value-type="float">
            <text:p>0.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74" calcext:value-type="float">
            <text:p>15260798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74" calcext:value-type="float">
            <text:p>0.7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75" calcext:value-type="float">
            <text:p>15260798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74" calcext:value-type="float">
            <text:p>0.7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876" calcext:value-type="float">
            <text:p>15260798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7" calcext:value-type="float">
            <text:p>0.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77" calcext:value-type="float">
            <text:p>15260798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9" calcext:value-type="float">
            <text:p>0.6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78" calcext:value-type="float">
            <text:p>15260798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45" calcext:value-type="float">
            <text:p>146.45</text:p>
          </table:table-cell>
          <table:table-cell office:value-type="float" office:value="4.56" calcext:value-type="float">
            <text:p>4.56</text:p>
          </table:table-cell>
          <table:table-cell office:value-type="float" office:value="171" calcext:value-type="float">
            <text:p>171</text:p>
          </table:table-cell>
          <table:table-cell office:value-type="float" office:value="371" calcext:value-type="float">
            <text:p>371</text:p>
          </table:table-cell>
          <table:table-cell office:value-type="float" office:value="654.58" calcext:value-type="float">
            <text:p>654.58</text:p>
          </table:table-cell>
          <table:table-cell office:value-type="float" office:value="28.22" calcext:value-type="float">
            <text:p>28.2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526079879" calcext:value-type="float">
            <text:p>15260798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76.39" calcext:value-type="float">
            <text:p>176.39</text:p>
          </table:table-cell>
          <table:table-cell office:value-type="float" office:value="48.01" calcext:value-type="float">
            <text:p>48.01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674.01" calcext:value-type="float">
            <text:p>674.01</text:p>
          </table:table-cell>
          <table:table-cell office:value-type="float" office:value="52.4" calcext:value-type="float">
            <text:p>52.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526079880" calcext:value-type="float">
            <text:p>15260798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60.37" calcext:value-type="float">
            <text:p>160.37</text:p>
          </table:table-cell>
          <table:table-cell office:value-type="float" office:value="35.37" calcext:value-type="float">
            <text:p>35.37</text:p>
          </table:table-cell>
          <table:table-cell office:value-type="float" office:value="287" calcext:value-type="float">
            <text:p>287</text:p>
          </table:table-cell>
          <table:table-cell office:value-type="float" office:value="434" calcext:value-type="float">
            <text:p>434</text:p>
          </table:table-cell>
          <table:table-cell office:value-type="float" office:value="708.77" calcext:value-type="float">
            <text:p>708.77</text:p>
          </table:table-cell>
          <table:table-cell office:value-type="float" office:value="93.71" calcext:value-type="float">
            <text:p>93.7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526079881" calcext:value-type="float">
            <text:p>15260798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88" calcext:value-type="float">
            <text:p>145.88</text:p>
          </table:table-cell>
          <table:table-cell office:value-type="float" office:value="2.89" calcext:value-type="float">
            <text:p>2.89</text:p>
          </table:table-cell>
          <table:table-cell office:value-type="float" office:value="165" calcext:value-type="float">
            <text:p>165</text:p>
          </table:table-cell>
          <table:table-cell office:value-type="float" office:value="437" calcext:value-type="float">
            <text:p>437</text:p>
          </table:table-cell>
          <table:table-cell office:value-type="float" office:value="660.48" calcext:value-type="float">
            <text:p>660.48</text:p>
          </table:table-cell>
          <table:table-cell office:value-type="float" office:value="34.55" calcext:value-type="float">
            <text:p>34.5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526079882" calcext:value-type="float">
            <text:p>15260798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4" calcext:value-type="float">
            <text:p>146.4</text:p>
          </table:table-cell>
          <table:table-cell office:value-type="float" office:value="4.84" calcext:value-type="float">
            <text:p>4.84</text:p>
          </table:table-cell>
          <table:table-cell office:value-type="float" office:value="175" calcext:value-type="float">
            <text:p>175</text:p>
          </table:table-cell>
          <table:table-cell office:value-type="float" office:value="403" calcext:value-type="float">
            <text:p>403</text:p>
          </table:table-cell>
          <table:table-cell office:value-type="float" office:value="648.43" calcext:value-type="float">
            <text:p>648.43</text:p>
          </table:table-cell>
          <table:table-cell office:value-type="float" office:value="10.63" calcext:value-type="float">
            <text:p>10.6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526079883" calcext:value-type="float">
            <text:p>15260798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9.47" calcext:value-type="float">
            <text:p>149.47</text:p>
          </table:table-cell>
          <table:table-cell office:value-type="float" office:value="13.64" calcext:value-type="float">
            <text:p>13.64</text:p>
          </table:table-cell>
          <table:table-cell office:value-type="float" office:value="206" calcext:value-type="float">
            <text:p>206</text:p>
          </table:table-cell>
          <table:table-cell office:value-type="float" office:value="369" calcext:value-type="float">
            <text:p>369</text:p>
          </table:table-cell>
          <table:table-cell office:value-type="float" office:value="661.43" calcext:value-type="float">
            <text:p>661.43</text:p>
          </table:table-cell>
          <table:table-cell office:value-type="float" office:value="42.41" calcext:value-type="float">
            <text:p>42.4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526079884" calcext:value-type="float">
            <text:p>15260798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2.77" calcext:value-type="float">
            <text:p>152.77</text:p>
          </table:table-cell>
          <table:table-cell office:value-type="float" office:value="24.12" calcext:value-type="float">
            <text:p>24.12</text:p>
          </table:table-cell>
          <table:table-cell office:value-type="float" office:value="259" calcext:value-type="float">
            <text:p>259</text:p>
          </table:table-cell>
          <table:table-cell office:value-type="float" office:value="430" calcext:value-type="float">
            <text:p>430</text:p>
          </table:table-cell>
          <table:table-cell office:value-type="float" office:value="675.82" calcext:value-type="float">
            <text:p>675.82</text:p>
          </table:table-cell>
          <table:table-cell office:value-type="float" office:value="64.84" calcext:value-type="float">
            <text:p>64.8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526079885" calcext:value-type="float">
            <text:p>15260798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98" calcext:value-type="float">
            <text:p>147.98</text:p>
          </table:table-cell>
          <table:table-cell office:value-type="float" office:value="10.02" calcext:value-type="float">
            <text:p>10.02</text:p>
          </table:table-cell>
          <table:table-cell office:value-type="float" office:value="200" calcext:value-type="float">
            <text:p>200</text:p>
          </table:table-cell>
          <table:table-cell office:value-type="float" office:value="407" calcext:value-type="float">
            <text:p>407</text:p>
          </table:table-cell>
          <table:table-cell office:value-type="float" office:value="649.73" calcext:value-type="float">
            <text:p>649.73</text:p>
          </table:table-cell>
          <table:table-cell office:value-type="float" office:value="12.58" calcext:value-type="float">
            <text:p>12.5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526079886" calcext:value-type="float">
            <text:p>15260798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37" calcext:value-type="float">
            <text:p>146.37</text:p>
          </table:table-cell>
          <table:table-cell office:value-type="float" office:value="4.58" calcext:value-type="float">
            <text:p>4.58</text:p>
          </table:table-cell>
          <table:table-cell office:value-type="float" office:value="175" calcext:value-type="float">
            <text:p>175</text:p>
          </table:table-cell>
          <table:table-cell office:value-type="float" office:value="367" calcext:value-type="float">
            <text:p>367</text:p>
          </table:table-cell>
          <table:table-cell office:value-type="float" office:value="649.98" calcext:value-type="float">
            <text:p>649.98</text:p>
          </table:table-cell>
          <table:table-cell office:value-type="float" office:value="27.9" calcext:value-type="float">
            <text:p>27.9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526079887" calcext:value-type="float">
            <text:p>15260798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61" calcext:value-type="float">
            <text:p>0.61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51" calcext:value-type="float">
            <text:p>151</text:p>
          </table:table-cell>
          <table:table-cell office:value-type="float" office:value="14.48" calcext:value-type="float">
            <text:p>14.48</text:p>
          </table:table-cell>
          <table:table-cell office:value-type="float" office:value="212" calcext:value-type="float">
            <text:p>212</text:p>
          </table:table-cell>
          <table:table-cell office:value-type="float" office:value="406" calcext:value-type="float">
            <text:p>406</text:p>
          </table:table-cell>
          <table:table-cell office:value-type="float" office:value="744.18" calcext:value-type="float">
            <text:p>744.18</text:p>
          </table:table-cell>
          <table:table-cell office:value-type="float" office:value="180.77" calcext:value-type="float">
            <text:p>180.7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26079888" calcext:value-type="float">
            <text:p>15260798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25" calcext:value-type="float">
            <text:p>425</text:p>
          </table:table-cell>
          <table:table-cell office:value-type="float" office:value="647.9" calcext:value-type="float">
            <text:p>647.9</text:p>
          </table:table-cell>
          <table:table-cell office:value-type="float" office:value="9.52" calcext:value-type="float">
            <text:p>9.5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526079889" calcext:value-type="float">
            <text:p>15260798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90" calcext:value-type="float">
            <text:p>15260798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41" calcext:value-type="float">
            <text:p>0.41</text:p>
          </table:table-cell>
          <table:table-cell office:value-type="float" office:value="147" calcext:value-type="float">
            <text:p>147</text:p>
          </table:table-cell>
          <table:table-cell office:value-type="float" office:value="394" calcext:value-type="float">
            <text:p>394</text:p>
          </table:table-cell>
          <table:table-cell office:value-type="float" office:value="645.35" calcext:value-type="float">
            <text:p>645.3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1" calcext:value-type="float">
            <text:p>15260798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" calcext:value-type="float">
            <text:p>645.4</text:p>
          </table:table-cell>
          <table:table-cell office:value-type="float" office:value="0.66" calcext:value-type="float">
            <text:p>0.6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892" calcext:value-type="float">
            <text:p>15260798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" calcext:value-type="float">
            <text:p>645.4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893" calcext:value-type="float">
            <text:p>15260798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4" calcext:value-type="float">
            <text:p>15260798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5" calcext:value-type="float">
            <text:p>15260798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57" calcext:value-type="float">
            <text:p>645.57</text:p>
          </table:table-cell>
          <table:table-cell office:value-type="float" office:value="0.94" calcext:value-type="float">
            <text:p>0.9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26079896" calcext:value-type="float">
            <text:p>15260798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7" calcext:value-type="float">
            <text:p>15260798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4" calcext:value-type="float">
            <text:p>0.44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8" calcext:value-type="float">
            <text:p>15260798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899" calcext:value-type="float">
            <text:p>152607989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0" calcext:value-type="float">
            <text:p>152607990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1" calcext:value-type="float">
            <text:p>152607990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2" calcext:value-type="float">
            <text:p>152607990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1" calcext:value-type="float">
            <text:p>144.9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3" calcext:value-type="float">
            <text:p>152607990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7" calcext:value-type="float">
            <text:p>72.37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6" calcext:value-type="float">
            <text:p>416</text:p>
          </table:table-cell>
          <table:table-cell office:value-type="float" office:value="645.36" calcext:value-type="float">
            <text:p>645.36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4" calcext:value-type="float">
            <text:p>152607990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5" calcext:value-type="float">
            <text:p>152607990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6" calcext:value-type="float">
            <text:p>152607990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07" calcext:value-type="float">
            <text:p>152607990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4" calcext:value-type="float">
            <text:p>0.4</text:p>
          </table:table-cell>
          <table:table-cell office:value-type="float" office:value="147" calcext:value-type="float">
            <text:p>147</text:p>
          </table:table-cell>
          <table:table-cell office:value-type="float" office:value="393" calcext:value-type="float">
            <text:p>393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08" calcext:value-type="float">
            <text:p>1526079908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52" calcext:value-type="float">
            <text:p>72.52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 office:value-type="float" office:value="169.34" calcext:value-type="float">
            <text:p>169.34</text:p>
          </table:table-cell>
          <table:table-cell office:value-type="float" office:value="75.37" calcext:value-type="float">
            <text:p>75.37</text:p>
          </table:table-cell>
          <table:table-cell office:value-type="float" office:value="570" calcext:value-type="float">
            <text:p>570</text:p>
          </table:table-cell>
          <table:table-cell office:value-type="float" office:value="342" calcext:value-type="float">
            <text:p>342</text:p>
          </table:table-cell>
          <table:table-cell office:value-type="float" office:value="655.66" calcext:value-type="float">
            <text:p>655.66</text:p>
          </table:table-cell>
          <table:table-cell office:value-type="float" office:value="57.79" calcext:value-type="float">
            <text:p>57.79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526079909" calcext:value-type="float">
            <text:p>152607990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80" calcext:value-type="float">
            <text:p>480</text:p>
          </table:table-cell>
          <table:table-cell office:value-type="float" office:value="284.91" calcext:value-type="float">
            <text:p>284.91</text:p>
          </table:table-cell>
          <table:table-cell office:value-type="float" office:value="228.12" calcext:value-type="float">
            <text:p>228.12</text:p>
          </table:table-cell>
          <table:table-cell office:value-type="float" office:value="921" calcext:value-type="float">
            <text:p>921</text:p>
          </table:table-cell>
          <table:table-cell office:value-type="float" office:value="288" calcext:value-type="float">
            <text:p>288</text:p>
          </table:table-cell>
          <table:table-cell office:value-type="float" office:value="650.22" calcext:value-type="float">
            <text:p>650.22</text:p>
          </table:table-cell>
          <table:table-cell office:value-type="float" office:value="19.68" calcext:value-type="float">
            <text:p>19.6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526079910" calcext:value-type="float">
            <text:p>152607991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61" calcext:value-type="float">
            <text:p>361</text:p>
          </table:table-cell>
          <table:table-cell office:value-type="float" office:value="209.56" calcext:value-type="float">
            <text:p>209.56</text:p>
          </table:table-cell>
          <table:table-cell office:value-type="float" office:value="114.32" calcext:value-type="float">
            <text:p>114.32</text:p>
          </table:table-cell>
          <table:table-cell office:value-type="float" office:value="506" calcext:value-type="float">
            <text:p>506</text:p>
          </table:table-cell>
          <table:table-cell office:value-type="float" office:value="351" calcext:value-type="float">
            <text:p>351</text:p>
          </table:table-cell>
          <table:table-cell office:value-type="float" office:value="1135.87" calcext:value-type="float">
            <text:p>1135.87</text:p>
          </table:table-cell>
          <table:table-cell office:value-type="float" office:value="731.15" calcext:value-type="float">
            <text:p>731.15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526079911" calcext:value-type="float">
            <text:p>152607991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60" calcext:value-type="float">
            <text:p>460</text:p>
          </table:table-cell>
          <table:table-cell office:value-type="float" office:value="251.56" calcext:value-type="float">
            <text:p>251.56</text:p>
          </table:table-cell>
          <table:table-cell office:value-type="float" office:value="168.82" calcext:value-type="float">
            <text:p>168.82</text:p>
          </table:table-cell>
          <table:table-cell office:value-type="float" office:value="861" calcext:value-type="float">
            <text:p>861</text:p>
          </table:table-cell>
          <table:table-cell office:value-type="float" office:value="432" calcext:value-type="float">
            <text:p>432</text:p>
          </table:table-cell>
          <table:table-cell office:value-type="float" office:value="1183.7" calcext:value-type="float">
            <text:p>1183.7</text:p>
          </table:table-cell>
          <table:table-cell office:value-type="float" office:value="688.63" calcext:value-type="float">
            <text:p>688.63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526079912" calcext:value-type="float">
            <text:p>152607991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12" calcext:value-type="float">
            <text:p>147.12</text:p>
          </table:table-cell>
          <table:table-cell office:value-type="float" office:value="12.74" calcext:value-type="float">
            <text:p>12.74</text:p>
          </table:table-cell>
          <table:table-cell office:value-type="float" office:value="259" calcext:value-type="float">
            <text:p>259</text:p>
          </table:table-cell>
          <table:table-cell office:value-type="float" office:value="565" calcext:value-type="float">
            <text:p>565</text:p>
          </table:table-cell>
          <table:table-cell office:value-type="float" office:value="1039.33" calcext:value-type="float">
            <text:p>1039.33</text:p>
          </table:table-cell>
          <table:table-cell office:value-type="float" office:value="464.3" calcext:value-type="float">
            <text:p>464.3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526079913" calcext:value-type="float">
            <text:p>152607991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75" calcext:value-type="float">
            <text:p>0.75</text:p>
          </table:table-cell>
          <table:table-cell office:value-type="float" office:value="153" calcext:value-type="float">
            <text:p>153</text:p>
          </table:table-cell>
          <table:table-cell office:value-type="float" office:value="420" calcext:value-type="float">
            <text:p>420</text:p>
          </table:table-cell>
          <table:table-cell office:value-type="float" office:value="655.49" calcext:value-type="float">
            <text:p>655.49</text:p>
          </table:table-cell>
          <table:table-cell office:value-type="float" office:value="69.45" calcext:value-type="float">
            <text:p>69.4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526079914" calcext:value-type="float">
            <text:p>152607991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64" calcext:value-type="float">
            <text:p>145.64</text:p>
          </table:table-cell>
          <table:table-cell office:value-type="float" office:value="3.41" calcext:value-type="float">
            <text:p>3.41</text:p>
          </table:table-cell>
          <table:table-cell office:value-type="float" office:value="185" calcext:value-type="float">
            <text:p>185</text:p>
          </table:table-cell>
          <table:table-cell office:value-type="float" office:value="400" calcext:value-type="float">
            <text:p>400</text:p>
          </table:table-cell>
          <table:table-cell office:value-type="float" office:value="648.85" calcext:value-type="float">
            <text:p>648.85</text:p>
          </table:table-cell>
          <table:table-cell office:value-type="float" office:value="26.82" calcext:value-type="float">
            <text:p>26.8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526079915" calcext:value-type="float">
            <text:p>152607991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51" calcext:value-type="float">
            <text:p>151</text:p>
          </table:table-cell>
          <table:table-cell office:value-type="float" office:value="27.26" calcext:value-type="float">
            <text:p>27.26</text:p>
          </table:table-cell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office:value-type="float" office:value="658.22" calcext:value-type="float">
            <text:p>658.22</text:p>
          </table:table-cell>
          <table:table-cell office:value-type="float" office:value="57.65" calcext:value-type="float">
            <text:p>57.6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526079916" calcext:value-type="float">
            <text:p>152607991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96" calcext:value-type="float">
            <text:p>396</text:p>
          </table:table-cell>
          <table:table-cell office:value-type="float" office:value="182.7" calcext:value-type="float">
            <text:p>182.7</text:p>
          </table:table-cell>
          <table:table-cell office:value-type="float" office:value="100.95" calcext:value-type="float">
            <text:p>100.95</text:p>
          </table:table-cell>
          <table:table-cell office:value-type="float" office:value="585" calcext:value-type="float">
            <text:p>585</text:p>
          </table:table-cell>
          <table:table-cell office:value-type="float" office:value="373" calcext:value-type="float">
            <text:p>373</text:p>
          </table:table-cell>
          <table:table-cell office:value-type="float" office:value="655.14" calcext:value-type="float">
            <text:p>655.14</text:p>
          </table:table-cell>
          <table:table-cell office:value-type="float" office:value="41.4" calcext:value-type="float">
            <text:p>41.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526079917" calcext:value-type="float">
            <text:p>152607991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9" calcext:value-type="float">
            <text:p>409</text:p>
          </table:table-cell>
          <table:table-cell office:value-type="float" office:value="169.89" calcext:value-type="float">
            <text:p>169.89</text:p>
          </table:table-cell>
          <table:table-cell office:value-type="float" office:value="112.44" calcext:value-type="float">
            <text:p>112.44</text:p>
          </table:table-cell>
          <table:table-cell office:value-type="float" office:value="917" calcext:value-type="float">
            <text:p>917</text:p>
          </table:table-cell>
          <table:table-cell office:value-type="float" office:value="382" calcext:value-type="float">
            <text:p>382</text:p>
          </table:table-cell>
          <table:table-cell office:value-type="float" office:value="699.05" calcext:value-type="float">
            <text:p>699.05</text:p>
          </table:table-cell>
          <table:table-cell office:value-type="float" office:value="229.23" calcext:value-type="float">
            <text:p>229.23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526079918" calcext:value-type="float">
            <text:p>152607991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2" calcext:value-type="float">
            <text:p>402</text:p>
          </table:table-cell>
          <table:table-cell office:value-type="float" office:value="146.26" calcext:value-type="float">
            <text:p>146.26</text:p>
          </table:table-cell>
          <table:table-cell office:value-type="float" office:value="17.55" calcext:value-type="float">
            <text:p>17.55</text:p>
          </table:table-cell>
          <table:table-cell office:value-type="float" office:value="401" calcext:value-type="float">
            <text:p>401</text:p>
          </table:table-cell>
          <table:table-cell office:value-type="float" office:value="469" calcext:value-type="float">
            <text:p>469</text:p>
          </table:table-cell>
          <table:table-cell office:value-type="float" office:value="746.79" calcext:value-type="float">
            <text:p>746.79</text:p>
          </table:table-cell>
          <table:table-cell office:value-type="float" office:value="305.72" calcext:value-type="float">
            <text:p>305.7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526079919" calcext:value-type="float">
            <text:p>152607991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20" calcext:value-type="float">
            <text:p>152607992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6" calcext:value-type="float">
            <text:p>72.5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6" calcext:value-type="float">
            <text:p>145.16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21" calcext:value-type="float">
            <text:p>152607992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2" calcext:value-type="float">
            <text:p>152607992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23" calcext:value-type="float">
            <text:p>152607992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4" calcext:value-type="float">
            <text:p>152607992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5" calcext:value-type="float">
            <text:p>152607992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45.14" calcext:value-type="float">
            <text:p>145.14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6" calcext:value-type="float">
            <text:p>152607992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7" calcext:value-type="float">
            <text:p>0.6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7" calcext:value-type="float">
            <text:p>152607992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3" calcext:value-type="float">
            <text:p>0.43</text:p>
          </table:table-cell>
          <table:table-cell office:value-type="float" office:value="149" calcext:value-type="float">
            <text:p>149</text:p>
          </table:table-cell>
          <table:table-cell office:value-type="float" office:value="412" calcext:value-type="float">
            <text:p>412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4" calcext:value-type="float">
            <text:p>0.6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9928" calcext:value-type="float">
            <text:p>152607992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85" calcext:value-type="float">
            <text:p>385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67" calcext:value-type="float">
            <text:p>0.6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29" calcext:value-type="float">
            <text:p>152607992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0" calcext:value-type="float">
            <text:p>152607993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1" calcext:value-type="float">
            <text:p>152607993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2" calcext:value-type="float">
            <text:p>152607993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3" calcext:value-type="float">
            <text:p>152607993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7" calcext:value-type="float">
            <text:p>147</text:p>
          </table:table-cell>
          <table:table-cell office:value-type="float" office:value="406" calcext:value-type="float">
            <text:p>406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34" calcext:value-type="float">
            <text:p>152607993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7" calcext:value-type="float">
            <text:p>72.37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36" calcext:value-type="float">
            <text:p>645.36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5" calcext:value-type="float">
            <text:p>152607993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6" calcext:value-type="float">
            <text:p>152607993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7" calcext:value-type="float">
            <text:p>152607993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" calcext:value-type="float">
            <text:p>645.4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8" calcext:value-type="float">
            <text:p>152607993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13" calcext:value-type="float">
            <text:p>413</text:p>
          </table:table-cell>
          <table:table-cell office:value-type="float" office:value="645.4" calcext:value-type="float">
            <text:p>645.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39" calcext:value-type="float">
            <text:p>152607993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85" calcext:value-type="float">
            <text:p>385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0" calcext:value-type="float">
            <text:p>152607994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416" calcext:value-type="float">
            <text:p>416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1" calcext:value-type="float">
            <text:p>152607994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35" calcext:value-type="float">
            <text:p>645.35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2" calcext:value-type="float">
            <text:p>152607994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8" calcext:value-type="float">
            <text:p>0.38</text:p>
          </table:table-cell>
          <table:table-cell office:value-type="float" office:value="147" calcext:value-type="float">
            <text:p>147</text:p>
          </table:table-cell>
          <table:table-cell office:value-type="float" office:value="410" calcext:value-type="float">
            <text:p>410</text:p>
          </table:table-cell>
          <table:table-cell office:value-type="float" office:value="645.32" calcext:value-type="float">
            <text:p>645.32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3" calcext:value-type="float">
            <text:p>152607994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0" calcext:value-type="float">
            <text:p>380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4" calcext:value-type="float">
            <text:p>152607994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3" calcext:value-type="float">
            <text:p>41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45" calcext:value-type="float">
            <text:p>152607994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6" calcext:value-type="float">
            <text:p>152607994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7" calcext:value-type="float">
            <text:p>152607994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8" calcext:value-type="float">
            <text:p>152607994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49" calcext:value-type="float">
            <text:p>152607994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float" office:value="645.4" calcext:value-type="float">
            <text:p>645.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0" calcext:value-type="float">
            <text:p>152607995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1" calcext:value-type="float">
            <text:p>152607995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2" calcext:value-type="float">
            <text:p>152607995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34" calcext:value-type="float">
            <text:p>645.34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3" calcext:value-type="float">
            <text:p>152607995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29" calcext:value-type="float">
            <text:p>645.2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4" calcext:value-type="float">
            <text:p>152607995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5" calcext:value-type="float">
            <text:p>152607995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34" calcext:value-type="float">
            <text:p>645.34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56" calcext:value-type="float">
            <text:p>152607995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9957" calcext:value-type="float">
            <text:p>152607995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" calcext:value-type="float">
            <text:p>645.4</text:p>
          </table:table-cell>
          <table:table-cell office:value-type="float" office:value="0.69" calcext:value-type="float">
            <text:p>0.6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58" calcext:value-type="float">
            <text:p>15260799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59" calcext:value-type="float">
            <text:p>15260799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0" calcext:value-type="float">
            <text:p>15260799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1" calcext:value-type="float">
            <text:p>152607996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2" calcext:value-type="float">
            <text:p>152607996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3" calcext:value-type="float">
            <text:p>152607996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" calcext:value-type="float">
            <text:p>645.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4" calcext:value-type="float">
            <text:p>152607996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5" calcext:value-type="float">
            <text:p>152607996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6" calcext:value-type="float">
            <text:p>0.46</text:p>
          </table:table-cell>
          <table:table-cell office:value-type="float" office:value="148" calcext:value-type="float">
            <text:p>148</text:p>
          </table:table-cell>
          <table:table-cell office:value-type="float" office:value="396" calcext:value-type="float">
            <text:p>39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966" calcext:value-type="float">
            <text:p>152607996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4" calcext:value-type="float">
            <text:p>645.4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7" calcext:value-type="float">
            <text:p>152607996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8" calcext:value-type="float">
            <text:p>152607996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9" calcext:value-type="float">
            <text:p>0.6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69" calcext:value-type="float">
            <text:p>152607996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0" calcext:value-type="float">
            <text:p>152607997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1" calcext:value-type="float">
            <text:p>152607997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2" calcext:value-type="float">
            <text:p>152607997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3" calcext:value-type="float">
            <text:p>152607997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35" calcext:value-type="float">
            <text:p>645.35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4" calcext:value-type="float">
            <text:p>15260799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16" calcext:value-type="float">
            <text:p>41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5" calcext:value-type="float">
            <text:p>15260799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71" calcext:value-type="float">
            <text:p>0.7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526079976" calcext:value-type="float">
            <text:p>15260799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" calcext:value-type="float">
            <text:p>645.4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7" calcext:value-type="float">
            <text:p>15260799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8" calcext:value-type="float">
            <text:p>15260799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79" calcext:value-type="float">
            <text:p>15260799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" calcext:value-type="float">
            <text:p>645.4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80" calcext:value-type="float">
            <text:p>15260799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81" calcext:value-type="float">
            <text:p>15260799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7" calcext:value-type="float">
            <text:p>0.37</text:p>
          </table:table-cell>
          <table:table-cell office:value-type="float" office:value="147" calcext:value-type="float">
            <text:p>147</text:p>
          </table:table-cell>
          <table:table-cell office:value-type="float" office:value="395" calcext:value-type="float">
            <text:p>39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982" calcext:value-type="float">
            <text:p>15260799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</table:table>
      <table:table table:name="LB_OFF" table:style-name="ta1">
        <table:shapes>
          <draw:frame draw:z-index="0" draw:style-name="gr1" draw:text-style-name="P1" svg:width="6.2988in" svg:height="3.5429in" svg:x="4.4839in" svg:y="0.0394in">
            <draw:object draw:notify-on-update-of-ranges="LB_OFF.A2:LB_OFF.A118 LB_OFF.B1:LB_OFF.B1 LB_OFF.B2:LB_OFF.B118 LB_OFF.C1:LB_OFF.C1 LB_OFF.C2:LB_OFF.C118 LB_OFF.D1:LB_OFF.D1 LB_OFF.D2:LB_OFF.D118 LB_OFF.E1:LB_OFF.E1 LB_OFF.E2:LB_OFF.E1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22H59M05S" calcext:value-type="time">
            <text:p>10:59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06S" calcext:value-type="time">
            <text:p>10:59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07S" calcext:value-type="time">
            <text:p>10:59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08S" calcext:value-type="time">
            <text:p>10:59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09S" calcext:value-type="time">
            <text:p>10:59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0S" calcext:value-type="time">
            <text:p>10:59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1S" calcext:value-type="time">
            <text:p>10:59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2S" calcext:value-type="time">
            <text:p>10:59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3S" calcext:value-type="time">
            <text:p>10:59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4S" calcext:value-type="time">
            <text:p>10:59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5S" calcext:value-type="time">
            <text:p>10:59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6S" calcext:value-type="time">
            <text:p>10:59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7S" calcext:value-type="time">
            <text:p>10:59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8S" calcext:value-type="time">
            <text:p>10:59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19S" calcext:value-type="time">
            <text:p>10:59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0S" calcext:value-type="time">
            <text:p>10:59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1S" calcext:value-type="time">
            <text:p>10:59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2S" calcext:value-type="time">
            <text:p>10:59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3S" calcext:value-type="time">
            <text:p>10:59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4S" calcext:value-type="time">
            <text:p>10:59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5S" calcext:value-type="time">
            <text:p>10:59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6S" calcext:value-type="time">
            <text:p>10:59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7S" calcext:value-type="time">
            <text:p>10:59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8S" calcext:value-type="time">
            <text:p>10:59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29S" calcext:value-type="time">
            <text:p>10:59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0S" calcext:value-type="time">
            <text:p>10:59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1S" calcext:value-type="time">
            <text:p>10:59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2S" calcext:value-type="time">
            <text:p>10:59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3S" calcext:value-type="time">
            <text:p>10:59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4S" calcext:value-type="time">
            <text:p>10:59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5S" calcext:value-type="time">
            <text:p>10:59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6S" calcext:value-type="time">
            <text:p>10:59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7S" calcext:value-type="time">
            <text:p>10:59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8S" calcext:value-type="time">
            <text:p>10:59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39S" calcext:value-type="time">
            <text:p>10:59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0S" calcext:value-type="time">
            <text:p>10:59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1S" calcext:value-type="time">
            <text:p>10:59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2S" calcext:value-type="time">
            <text:p>10:59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3S" calcext:value-type="time">
            <text:p>10:59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4S" calcext:value-type="time">
            <text:p>10:59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45S" calcext:value-type="time">
            <text:p>10:59:45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2H59M46S" calcext:value-type="time">
            <text:p>10:59:46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2H59M47S" calcext:value-type="time">
            <text:p>10:59:47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2H59M48S" calcext:value-type="time">
            <text:p>10:59:48 P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2H59M49S" calcext:value-type="time">
            <text:p>10:59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0S" calcext:value-type="time">
            <text:p>10:59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1S" calcext:value-type="time">
            <text:p>10:59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2S" calcext:value-type="time">
            <text:p>10:59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3S" calcext:value-type="time">
            <text:p>10:59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4S" calcext:value-type="time">
            <text:p>10:59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5S" calcext:value-type="time">
            <text:p>10:59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6S" calcext:value-type="time">
            <text:p>10:59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7S" calcext:value-type="time">
            <text:p>10:59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8S" calcext:value-type="time">
            <text:p>10:59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59M59S" calcext:value-type="time">
            <text:p>10:59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0S" calcext:value-type="time">
            <text:p>11:00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1S" calcext:value-type="time">
            <text:p>11:00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2S" calcext:value-type="time">
            <text:p>11:00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3S" calcext:value-type="time">
            <text:p>11:00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4S" calcext:value-type="time">
            <text:p>11:00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5S" calcext:value-type="time">
            <text:p>11:00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6S" calcext:value-type="time">
            <text:p>11:00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7S" calcext:value-type="time">
            <text:p>11:00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8S" calcext:value-type="time">
            <text:p>11:00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09S" calcext:value-type="time">
            <text:p>11:00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0S" calcext:value-type="time">
            <text:p>11:00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1S" calcext:value-type="time">
            <text:p>11:00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2S" calcext:value-type="time">
            <text:p>11:00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3S" calcext:value-type="time">
            <text:p>11:00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4S" calcext:value-type="time">
            <text:p>11:00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5S" calcext:value-type="time">
            <text:p>11:00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6S" calcext:value-type="time">
            <text:p>11:00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7S" calcext:value-type="time">
            <text:p>11:00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8S" calcext:value-type="time">
            <text:p>11:00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19S" calcext:value-type="time">
            <text:p>11:00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0S" calcext:value-type="time">
            <text:p>11:00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1S" calcext:value-type="time">
            <text:p>11:00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2S" calcext:value-type="time">
            <text:p>11:00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3S" calcext:value-type="time">
            <text:p>11:00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4S" calcext:value-type="time">
            <text:p>11:00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5S" calcext:value-type="time">
            <text:p>11:00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6S" calcext:value-type="time">
            <text:p>11:00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7S" calcext:value-type="time">
            <text:p>11:00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8S" calcext:value-type="time">
            <text:p>11:00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29S" calcext:value-type="time">
            <text:p>11:00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0S" calcext:value-type="time">
            <text:p>11:00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1S" calcext:value-type="time">
            <text:p>11:00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2S" calcext:value-type="time">
            <text:p>11:00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3S" calcext:value-type="time">
            <text:p>11:00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4S" calcext:value-type="time">
            <text:p>11:00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5S" calcext:value-type="time">
            <text:p>11:00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6S" calcext:value-type="time">
            <text:p>11:00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7S" calcext:value-type="time">
            <text:p>11:00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8S" calcext:value-type="time">
            <text:p>11:00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39S" calcext:value-type="time">
            <text:p>11:00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0S" calcext:value-type="time">
            <text:p>11:00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1S" calcext:value-type="time">
            <text:p>11:00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2S" calcext:value-type="time">
            <text:p>11:00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3S" calcext:value-type="time">
            <text:p>11:00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4S" calcext:value-type="time">
            <text:p>11:00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5S" calcext:value-type="time">
            <text:p>11:00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6S" calcext:value-type="time">
            <text:p>11:00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7S" calcext:value-type="time">
            <text:p>11:00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8S" calcext:value-type="time">
            <text:p>11:00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49S" calcext:value-type="time">
            <text:p>11:00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0S" calcext:value-type="time">
            <text:p>11:00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1S" calcext:value-type="time">
            <text:p>11:00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2S" calcext:value-type="time">
            <text:p>11:00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3S" calcext:value-type="time">
            <text:p>11:00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4S" calcext:value-type="time">
            <text:p>11:00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5S" calcext:value-type="time">
            <text:p>11:00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6S" calcext:value-type="time">
            <text:p>11:00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7S" calcext:value-type="time">
            <text:p>11:00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8S" calcext:value-type="time">
            <text:p>11:00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0M59S" calcext:value-type="time">
            <text:p>11:00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1M00S" calcext:value-type="time">
            <text:p>11:01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3H01M01S" calcext:value-type="time">
            <text:p>11:01:01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0.8161in" svg:y="1.2004in">
            <draw:object draw:notify-on-update-of-ranges="Sheet5.A2:Sheet5.A126 Sheet5.D1:Sheet5.D1 Sheet5.D2:Sheet5.D126 Sheet5.H1:Sheet5.H1 Sheet5.H2:Sheet5.H126 Sheet5.L1:Sheet5.L1 Sheet5.L2:Sheet5.L1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6079536" calcext:value-type="float">
            <text:p>152607953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9" calcext:value-type="float">
            <text:p>72.59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25" calcext:value-type="float">
            <text:p>145.25</text:p>
          </table:table-cell>
          <table:table-cell office:value-type="float" office:value="0.48" calcext:value-type="float">
            <text:p>0.48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45.78" calcext:value-type="float">
            <text:p>645.78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37" calcext:value-type="float">
            <text:p>152607953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21" calcext:value-type="float">
            <text:p>145.21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81" calcext:value-type="float">
            <text:p>481</text:p>
          </table:table-cell>
          <table:table-cell office:value-type="float" office:value="645.72" calcext:value-type="float">
            <text:p>645.72</text:p>
          </table:table-cell>
          <table:table-cell office:value-type="float" office:value="0.7" calcext:value-type="float">
            <text:p>0.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538" calcext:value-type="float">
            <text:p>152607953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71" calcext:value-type="float">
            <text:p>0.7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39" calcext:value-type="float">
            <text:p>152607953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6" calcext:value-type="float">
            <text:p>72.5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6" calcext:value-type="float">
            <text:p>145.16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64" calcext:value-type="float">
            <text:p>645.6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40" calcext:value-type="float">
            <text:p>152607954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6" calcext:value-type="float">
            <text:p>72.5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8" calcext:value-type="float">
            <text:p>145.18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67" calcext:value-type="float">
            <text:p>645.67</text:p>
          </table:table-cell>
          <table:table-cell office:value-type="float" office:value="0.68" calcext:value-type="float">
            <text:p>0.6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41" calcext:value-type="float">
            <text:p>152607954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6" calcext:value-type="float">
            <text:p>72.5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7" calcext:value-type="float">
            <text:p>145.17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61" calcext:value-type="float">
            <text:p>645.61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42" calcext:value-type="float">
            <text:p>152607954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2" calcext:value-type="float">
            <text:p>145.12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43" calcext:value-type="float">
            <text:p>152607954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44" calcext:value-type="float">
            <text:p>152607954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6" calcext:value-type="float">
            <text:p>0.6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545" calcext:value-type="float">
            <text:p>152607954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6" calcext:value-type="float">
            <text:p>0.56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45.14" calcext:value-type="float">
            <text:p>145.14</text:p>
          </table:table-cell>
          <table:table-cell office:value-type="float" office:value="0.46" calcext:value-type="float">
            <text:p>0.46</text:p>
          </table:table-cell>
          <table:table-cell office:value-type="float" office:value="148" calcext:value-type="float">
            <text:p>148</text:p>
          </table:table-cell>
          <table:table-cell office:value-type="float" office:value="406" calcext:value-type="float">
            <text:p>406</text:p>
          </table:table-cell>
          <table:table-cell office:value-type="float" office:value="645.57" calcext:value-type="float">
            <text:p>645.57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546" calcext:value-type="float">
            <text:p>152607954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2" calcext:value-type="float">
            <text:p>145.1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47" calcext:value-type="float">
            <text:p>152607954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48" calcext:value-type="float">
            <text:p>152607954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49" calcext:value-type="float">
            <text:p>152607954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7" calcext:value-type="float">
            <text:p>145.17</text:p>
          </table:table-cell>
          <table:table-cell office:value-type="float" office:value="0.43" calcext:value-type="float">
            <text:p>0.43</text:p>
          </table:table-cell>
          <table:table-cell office:value-type="float" office:value="147" calcext:value-type="float">
            <text:p>147</text:p>
          </table:table-cell>
          <table:table-cell office:value-type="float" office:value="386" calcext:value-type="float">
            <text:p>386</text:p>
          </table:table-cell>
          <table:table-cell office:value-type="float" office:value="646.7" calcext:value-type="float">
            <text:p>646.7</text:p>
          </table:table-cell>
          <table:table-cell office:value-type="float" office:value="8.29" calcext:value-type="float">
            <text:p>8.2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526079550" calcext:value-type="float">
            <text:p>152607955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3.64" calcext:value-type="float">
            <text:p>153.64</text:p>
          </table:table-cell>
          <table:table-cell office:value-type="float" office:value="19.84" calcext:value-type="float">
            <text:p>19.84</text:p>
          </table:table-cell>
          <table:table-cell office:value-type="float" office:value="237" calcext:value-type="float">
            <text:p>237</text:p>
          </table:table-cell>
          <table:table-cell office:value-type="float" office:value="365" calcext:value-type="float">
            <text:p>365</text:p>
          </table:table-cell>
          <table:table-cell office:value-type="float" office:value="670.97" calcext:value-type="float">
            <text:p>670.97</text:p>
          </table:table-cell>
          <table:table-cell office:value-type="float" office:value="57.82" calcext:value-type="float">
            <text:p>57.8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526079551" calcext:value-type="float">
            <text:p>152607955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9.37" calcext:value-type="float">
            <text:p>149.37</text:p>
          </table:table-cell>
          <table:table-cell office:value-type="float" office:value="11.73" calcext:value-type="float">
            <text:p>11.73</text:p>
          </table:table-cell>
          <table:table-cell office:value-type="float" office:value="218" calcext:value-type="float">
            <text:p>218</text:p>
          </table:table-cell>
          <table:table-cell office:value-type="float" office:value="393" calcext:value-type="float">
            <text:p>393</text:p>
          </table:table-cell>
          <table:table-cell office:value-type="float" office:value="718.14" calcext:value-type="float">
            <text:p>718.14</text:p>
          </table:table-cell>
          <table:table-cell office:value-type="float" office:value="135.16" calcext:value-type="float">
            <text:p>135.1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526079552" calcext:value-type="float">
            <text:p>152607955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8" calcext:value-type="float">
            <text:p>72.58</text:p>
          </table:table-cell>
          <table:table-cell office:value-type="float" office:value="0.59" calcext:value-type="float">
            <text:p>0.59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58.89" calcext:value-type="float">
            <text:p>158.89</text:p>
          </table:table-cell>
          <table:table-cell office:value-type="float" office:value="33.62" calcext:value-type="float">
            <text:p>33.62</text:p>
          </table:table-cell>
          <table:table-cell office:value-type="float" office:value="313" calcext:value-type="float">
            <text:p>313</text:p>
          </table:table-cell>
          <table:table-cell office:value-type="float" office:value="394" calcext:value-type="float">
            <text:p>394</text:p>
          </table:table-cell>
          <table:table-cell office:value-type="float" office:value="696.78" calcext:value-type="float">
            <text:p>696.7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526079553" calcext:value-type="float">
            <text:p>152607955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6.21" calcext:value-type="float">
            <text:p>146.21</text:p>
          </table:table-cell>
          <table:table-cell office:value-type="float" office:value="3.15" calcext:value-type="float">
            <text:p>3.15</text:p>
          </table:table-cell>
          <table:table-cell office:value-type="float" office:value="169" calcext:value-type="float">
            <text:p>169</text:p>
          </table:table-cell>
          <table:table-cell office:value-type="float" office:value="449" calcext:value-type="float">
            <text:p>449</text:p>
          </table:table-cell>
          <table:table-cell office:value-type="float" office:value="732.47" calcext:value-type="float">
            <text:p>732.47</text:p>
          </table:table-cell>
          <table:table-cell office:value-type="float" office:value="170.98" calcext:value-type="float">
            <text:p>170.9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526079554" calcext:value-type="float">
            <text:p>152607955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82" calcext:value-type="float">
            <text:p>147.82</text:p>
          </table:table-cell>
          <table:table-cell office:value-type="float" office:value="11.02" calcext:value-type="float">
            <text:p>11.02</text:p>
          </table:table-cell>
          <table:table-cell office:value-type="float" office:value="208" calcext:value-type="float">
            <text:p>208</text:p>
          </table:table-cell>
          <table:table-cell office:value-type="float" office:value="422" calcext:value-type="float">
            <text:p>422</text:p>
          </table:table-cell>
          <table:table-cell office:value-type="float" office:value="646.57" calcext:value-type="float">
            <text:p>646.57</text:p>
          </table:table-cell>
          <table:table-cell office:value-type="float" office:value="3.99" calcext:value-type="float">
            <text:p>3.99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526079555" calcext:value-type="float">
            <text:p>152607955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61" calcext:value-type="float">
            <text:p>0.61</text:p>
          </table:table-cell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146.94" calcext:value-type="float">
            <text:p>146.94</text:p>
          </table:table-cell>
          <table:table-cell office:value-type="float" office:value="4.75" calcext:value-type="float">
            <text:p>4.75</text:p>
          </table:table-cell>
          <table:table-cell office:value-type="float" office:value="172" calcext:value-type="float">
            <text:p>172</text:p>
          </table:table-cell>
          <table:table-cell office:value-type="float" office:value="345" calcext:value-type="float">
            <text:p>345</text:p>
          </table:table-cell>
          <table:table-cell office:value-type="float" office:value="651.61" calcext:value-type="float">
            <text:p>651.61</text:p>
          </table:table-cell>
          <table:table-cell office:value-type="float" office:value="19.13" calcext:value-type="float">
            <text:p>19.1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526079556" calcext:value-type="float">
            <text:p>152607955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4" calcext:value-type="float">
            <text:p>146.4</text:p>
          </table:table-cell>
          <table:table-cell office:value-type="float" office:value="3.95" calcext:value-type="float">
            <text:p>3.95</text:p>
          </table:table-cell>
          <table:table-cell office:value-type="float" office:value="175" calcext:value-type="float">
            <text:p>175</text:p>
          </table:table-cell>
          <table:table-cell office:value-type="float" office:value="418" calcext:value-type="float">
            <text:p>418</text:p>
          </table:table-cell>
          <table:table-cell office:value-type="float" office:value="661.39" calcext:value-type="float">
            <text:p>661.39</text:p>
          </table:table-cell>
          <table:table-cell office:value-type="float" office:value="37.97" calcext:value-type="float">
            <text:p>37.9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26079557" calcext:value-type="float">
            <text:p>152607955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36" calcext:value-type="float">
            <text:p>147.36</text:p>
          </table:table-cell>
          <table:table-cell office:value-type="float" office:value="6.38" calcext:value-type="float">
            <text:p>6.38</text:p>
          </table:table-cell>
          <table:table-cell office:value-type="float" office:value="180" calcext:value-type="float">
            <text:p>180</text:p>
          </table:table-cell>
          <table:table-cell office:value-type="float" office:value="380" calcext:value-type="float">
            <text:p>380</text:p>
          </table:table-cell>
          <table:table-cell office:value-type="float" office:value="663.37" calcext:value-type="float">
            <text:p>663.37</text:p>
          </table:table-cell>
          <table:table-cell office:value-type="float" office:value="43.4" calcext:value-type="float">
            <text:p>43.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526079558" calcext:value-type="float">
            <text:p>15260795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3.09" calcext:value-type="float">
            <text:p>153.09</text:p>
          </table:table-cell>
          <table:table-cell office:value-type="float" office:value="18.18" calcext:value-type="float">
            <text:p>18.18</text:p>
          </table:table-cell>
          <table:table-cell office:value-type="float" office:value="228" calcext:value-type="float">
            <text:p>228</text:p>
          </table:table-cell>
          <table:table-cell office:value-type="float" office:value="446" calcext:value-type="float">
            <text:p>446</text:p>
          </table:table-cell>
          <table:table-cell office:value-type="float" office:value="682.22" calcext:value-type="float">
            <text:p>682.22</text:p>
          </table:table-cell>
          <table:table-cell office:value-type="float" office:value="86.93" calcext:value-type="float">
            <text:p>86.9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26079559" calcext:value-type="float">
            <text:p>15260795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0.89" calcext:value-type="float">
            <text:p>150.89</text:p>
          </table:table-cell>
          <table:table-cell office:value-type="float" office:value="14.14" calcext:value-type="float">
            <text:p>14.14</text:p>
          </table:table-cell>
          <table:table-cell office:value-type="float" office:value="210" calcext:value-type="float">
            <text:p>210</text:p>
          </table:table-cell>
          <table:table-cell office:value-type="float" office:value="391" calcext:value-type="float">
            <text:p>391</text:p>
          </table:table-cell>
          <table:table-cell office:value-type="float" office:value="671.9" calcext:value-type="float">
            <text:p>671.9</text:p>
          </table:table-cell>
          <table:table-cell office:value-type="float" office:value="56.72" calcext:value-type="float">
            <text:p>56.7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526079560" calcext:value-type="float">
            <text:p>15260795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21" calcext:value-type="float">
            <text:p>421</text:p>
          </table:table-cell>
          <table:table-cell office:value-type="float" office:value="648.86" calcext:value-type="float">
            <text:p>648.86</text:p>
          </table:table-cell>
          <table:table-cell office:value-type="float" office:value="10.86" calcext:value-type="float">
            <text:p>10.8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526079561" calcext:value-type="float">
            <text:p>152607956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5" calcext:value-type="float">
            <text:p>145.1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62" calcext:value-type="float">
            <text:p>152607956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63" calcext:value-type="float">
            <text:p>152607956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2" calcext:value-type="float">
            <text:p>145.1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64" calcext:value-type="float">
            <text:p>152607956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62" calcext:value-type="float">
            <text:p>645.62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65" calcext:value-type="float">
            <text:p>152607956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3" calcext:value-type="float">
            <text:p>0.53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42" calcext:value-type="float">
            <text:p>0.42</text:p>
          </table:table-cell>
          <table:table-cell office:value-type="float" office:value="148" calcext:value-type="float">
            <text:p>148</text:p>
          </table:table-cell>
          <table:table-cell office:value-type="float" office:value="407" calcext:value-type="float">
            <text:p>407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8" calcext:value-type="float">
            <text:p>0.6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566" calcext:value-type="float">
            <text:p>152607956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6" calcext:value-type="float">
            <text:p>645.56</text:p>
          </table:table-cell>
          <table:table-cell office:value-type="float" office:value="0.7" calcext:value-type="float">
            <text:p>0.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9567" calcext:value-type="float">
            <text:p>152607956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68" calcext:value-type="float">
            <text:p>152607956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5" calcext:value-type="float">
            <text:p>645.5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69" calcext:value-type="float">
            <text:p>152607956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6" calcext:value-type="float">
            <text:p>0.6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570" calcext:value-type="float">
            <text:p>152607957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1" calcext:value-type="float">
            <text:p>152607957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" calcext:value-type="float">
            <text:p>645.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72" calcext:value-type="float">
            <text:p>152607957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3" calcext:value-type="float">
            <text:p>152607957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4" calcext:value-type="float">
            <text:p>15260795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" calcext:value-type="float">
            <text:p>645.4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5" calcext:value-type="float">
            <text:p>15260795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2" calcext:value-type="float">
            <text:p>0.52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2" calcext:value-type="float">
            <text:p>0.42</text:p>
          </table:table-cell>
          <table:table-cell office:value-type="float" office:value="148" calcext:value-type="float">
            <text:p>148</text:p>
          </table:table-cell>
          <table:table-cell office:value-type="float" office:value="404" calcext:value-type="float">
            <text:p>404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6" calcext:value-type="float">
            <text:p>15260795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7" calcext:value-type="float">
            <text:p>15260795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78" calcext:value-type="float">
            <text:p>15260795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79" calcext:value-type="float">
            <text:p>15260795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office:value-type="float" office:value="147" calcext:value-type="float">
            <text:p>147</text:p>
          </table:table-cell>
          <table:table-cell office:value-type="float" office:value="382" calcext:value-type="float">
            <text:p>382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7" calcext:value-type="float">
            <text:p>0.6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9580" calcext:value-type="float">
            <text:p>15260795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84" calcext:value-type="float">
            <text:p>384</text:p>
          </table:table-cell>
          <table:table-cell office:value-type="float" office:value="214.29" calcext:value-type="float">
            <text:p>214.29</text:p>
          </table:table-cell>
          <table:table-cell office:value-type="float" office:value="97.66" calcext:value-type="float">
            <text:p>97.66</text:p>
          </table:table-cell>
          <table:table-cell office:value-type="float" office:value="449" calcext:value-type="float">
            <text:p>449</text:p>
          </table:table-cell>
          <table:table-cell office:value-type="float" office:value="309" calcext:value-type="float">
            <text:p>309</text:p>
          </table:table-cell>
          <table:table-cell office:value-type="float" office:value="671.82" calcext:value-type="float">
            <text:p>671.82</text:p>
          </table:table-cell>
          <table:table-cell office:value-type="float" office:value="58.52" calcext:value-type="float">
            <text:p>58.5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526079581" calcext:value-type="float">
            <text:p>15260795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76" calcext:value-type="float">
            <text:p>376</text:p>
          </table:table-cell>
          <table:table-cell office:value-type="float" office:value="238.68" calcext:value-type="float">
            <text:p>238.68</text:p>
          </table:table-cell>
          <table:table-cell office:value-type="float" office:value="177.21" calcext:value-type="float">
            <text:p>177.21</text:p>
          </table:table-cell>
          <table:table-cell office:value-type="float" office:value="1027" calcext:value-type="float">
            <text:p>1027</text:p>
          </table:table-cell>
          <table:table-cell office:value-type="float" office:value="327" calcext:value-type="float">
            <text:p>327</text:p>
          </table:table-cell>
          <table:table-cell office:value-type="float" office:value="766.28" calcext:value-type="float">
            <text:p>766.28</text:p>
          </table:table-cell>
          <table:table-cell office:value-type="float" office:value="334.99" calcext:value-type="float">
            <text:p>334.99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526079582" calcext:value-type="float">
            <text:p>15260795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8" calcext:value-type="float">
            <text:p>408</text:p>
          </table:table-cell>
          <table:table-cell office:value-type="float" office:value="345.13" calcext:value-type="float">
            <text:p>345.13</text:p>
          </table:table-cell>
          <table:table-cell office:value-type="float" office:value="363.02" calcext:value-type="float">
            <text:p>363.02</text:p>
          </table:table-cell>
          <table:table-cell office:value-type="float" office:value="1398" calcext:value-type="float">
            <text:p>1398</text:p>
          </table:table-cell>
          <table:table-cell office:value-type="float" office:value="291" calcext:value-type="float">
            <text:p>291</text:p>
          </table:table-cell>
          <table:table-cell office:value-type="float" office:value="713.22" calcext:value-type="float">
            <text:p>713.22</text:p>
          </table:table-cell>
          <table:table-cell office:value-type="float" office:value="364.56" calcext:value-type="float">
            <text:p>364.56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526079583" calcext:value-type="float">
            <text:p>15260795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375.85" calcext:value-type="float">
            <text:p>375.85</text:p>
          </table:table-cell>
          <table:table-cell office:value-type="float" office:value="472.87" calcext:value-type="float">
            <text:p>472.87</text:p>
          </table:table-cell>
          <table:table-cell office:value-type="float" office:value="2099" calcext:value-type="float">
            <text:p>2099</text:p>
          </table:table-cell>
          <table:table-cell office:value-type="float" office:value="222" calcext:value-type="float">
            <text:p>222</text:p>
          </table:table-cell>
          <table:table-cell office:value-type="float" office:value="693.39" calcext:value-type="float">
            <text:p>693.39</text:p>
          </table:table-cell>
          <table:table-cell office:value-type="float" office:value="149.65" calcext:value-type="float">
            <text:p>149.6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26079584" calcext:value-type="float">
            <text:p>15260795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4" calcext:value-type="float">
            <text:p>0.54</text:p>
          </table:table-cell>
          <table:table-cell office:value-type="float" office:value="75" calcext:value-type="float">
            <text:p>75</text:p>
          </table:table-cell>
          <table:table-cell office:value-type="float" office:value="417" calcext:value-type="float">
            <text:p>417</text:p>
          </table:table-cell>
          <table:table-cell office:value-type="float" office:value="473.51" calcext:value-type="float">
            <text:p>473.51</text:p>
          </table:table-cell>
          <table:table-cell office:value-type="float" office:value="548.13" calcext:value-type="float">
            <text:p>548.13</text:p>
          </table:table-cell>
          <table:table-cell office:value-type="float" office:value="1945" calcext:value-type="float">
            <text:p>1945</text:p>
          </table:table-cell>
          <table:table-cell office:value-type="float" office:value="375" calcext:value-type="float">
            <text:p>375</text:p>
          </table:table-cell>
          <table:table-cell office:value-type="float" office:value="954.94" calcext:value-type="float">
            <text:p>954.94</text:p>
          </table:table-cell>
          <table:table-cell office:value-type="float" office:value="385.54" calcext:value-type="float">
            <text:p>385.54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526079585" calcext:value-type="float">
            <text:p>15260795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5" calcext:value-type="float">
            <text:p>0.55</text:p>
          </table:table-cell>
          <table:table-cell office:value-type="float" office:value="75" calcext:value-type="float">
            <text:p>75</text:p>
          </table:table-cell>
          <table:table-cell office:value-type="float" office:value="469" calcext:value-type="float">
            <text:p>469</text:p>
          </table:table-cell>
          <table:table-cell office:value-type="float" office:value="539.8" calcext:value-type="float">
            <text:p>539.8</text:p>
          </table:table-cell>
          <table:table-cell office:value-type="float" office:value="796.44" calcext:value-type="float">
            <text:p>796.44</text:p>
          </table:table-cell>
          <table:table-cell office:value-type="float" office:value="2427" calcext:value-type="float">
            <text:p>2427</text:p>
          </table:table-cell>
          <table:table-cell office:value-type="float" office:value="335" calcext:value-type="float">
            <text:p>335</text:p>
          </table:table-cell>
          <table:table-cell office:value-type="float" office:value="695.1" calcext:value-type="float">
            <text:p>695.1</text:p>
          </table:table-cell>
          <table:table-cell office:value-type="float" office:value="103.76" calcext:value-type="float">
            <text:p>103.7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526079586" calcext:value-type="float">
            <text:p>15260795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12" calcext:value-type="float">
            <text:p>412</text:p>
          </table:table-cell>
          <table:table-cell office:value-type="float" office:value="221.33" calcext:value-type="float">
            <text:p>221.33</text:p>
          </table:table-cell>
          <table:table-cell office:value-type="float" office:value="383.17" calcext:value-type="float">
            <text:p>383.17</text:p>
          </table:table-cell>
          <table:table-cell office:value-type="float" office:value="2541" calcext:value-type="float">
            <text:p>2541</text:p>
          </table:table-cell>
          <table:table-cell office:value-type="float" office:value="434" calcext:value-type="float">
            <text:p>434</text:p>
          </table:table-cell>
          <table:table-cell office:value-type="float" office:value="735.75" calcext:value-type="float">
            <text:p>735.75</text:p>
          </table:table-cell>
          <table:table-cell office:value-type="float" office:value="660.01" calcext:value-type="float">
            <text:p>660.01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1526079587" calcext:value-type="float">
            <text:p>15260795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51.3" calcext:value-type="float">
            <text:p>151.3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99" calcext:value-type="float">
            <text:p>399</text:p>
          </table:table-cell>
          <table:table-cell office:value-type="float" office:value="1044.62" calcext:value-type="float">
            <text:p>1044.62</text:p>
          </table:table-cell>
          <table:table-cell office:value-type="float" office:value="1558.5" calcext:value-type="float">
            <text:p>1558.5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526079588" calcext:value-type="float">
            <text:p>15260795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81.54" calcext:value-type="float">
            <text:p>181.54</text:p>
          </table:table-cell>
          <table:table-cell office:value-type="float" office:value="65.54" calcext:value-type="float">
            <text:p>65.54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1380.1" calcext:value-type="float">
            <text:p>1380.1</text:p>
          </table:table-cell>
          <table:table-cell office:value-type="float" office:value="2191" calcext:value-type="float">
            <text:p>2191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1526079589" calcext:value-type="float">
            <text:p>15260795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8.24" calcext:value-type="float">
            <text:p>148.24</text:p>
          </table:table-cell>
          <table:table-cell office:value-type="float" office:value="8.17" calcext:value-type="float">
            <text:p>8.17</text:p>
          </table:table-cell>
          <table:table-cell office:value-type="float" office:value="197" calcext:value-type="float">
            <text:p>197</text:p>
          </table:table-cell>
          <table:table-cell office:value-type="float" office:value="623" calcext:value-type="float">
            <text:p>623</text:p>
          </table:table-cell>
          <table:table-cell office:value-type="float" office:value="2477.51" calcext:value-type="float">
            <text:p>2477.51</text:p>
          </table:table-cell>
          <table:table-cell office:value-type="float" office:value="3301.1" calcext:value-type="float">
            <text:p>3301.1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1526079590" calcext:value-type="float">
            <text:p>15260795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511" calcext:value-type="float">
            <text:p>511</text:p>
          </table:table-cell>
          <table:table-cell office:value-type="float" office:value="1898.58" calcext:value-type="float">
            <text:p>1898.58</text:p>
          </table:table-cell>
          <table:table-cell office:value-type="float" office:value="2481.34" calcext:value-type="float">
            <text:p>2481.34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1526079591" calcext:value-type="float">
            <text:p>15260795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20" calcext:value-type="float">
            <text:p>420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92" calcext:value-type="float">
            <text:p>15260795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3" calcext:value-type="float">
            <text:p>15260795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594" calcext:value-type="float">
            <text:p>15260795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5" calcext:value-type="float">
            <text:p>15260795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6" calcext:value-type="float">
            <text:p>15260795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7" calcext:value-type="float">
            <text:p>15260795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8" calcext:value-type="float">
            <text:p>15260795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599" calcext:value-type="float">
            <text:p>152607959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0" calcext:value-type="float">
            <text:p>152607960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1" calcext:value-type="float">
            <text:p>152607960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2" calcext:value-type="float">
            <text:p>152607960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18" calcext:value-type="float">
            <text:p>418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8" calcext:value-type="float">
            <text:p>0.6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03" calcext:value-type="float">
            <text:p>152607960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04" calcext:value-type="float">
            <text:p>152607960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5" calcext:value-type="float">
            <text:p>152607960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6" calcext:value-type="float">
            <text:p>152607960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07" calcext:value-type="float">
            <text:p>152607960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08" calcext:value-type="float">
            <text:p>152607960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09" calcext:value-type="float">
            <text:p>152607960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0" calcext:value-type="float">
            <text:p>152607961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1" calcext:value-type="float">
            <text:p>152607961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77" calcext:value-type="float">
            <text:p>0.7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26079612" calcext:value-type="float">
            <text:p>152607961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3" calcext:value-type="float">
            <text:p>152607961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4" calcext:value-type="float">
            <text:p>152607961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15" calcext:value-type="float">
            <text:p>152607961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6" calcext:value-type="float">
            <text:p>152607961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17" calcext:value-type="float">
            <text:p>152607961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8" calcext:value-type="float">
            <text:p>152607961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19" calcext:value-type="float">
            <text:p>152607961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6" calcext:value-type="float">
            <text:p>0.6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620" calcext:value-type="float">
            <text:p>152607962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1" calcext:value-type="float">
            <text:p>152607962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2" calcext:value-type="float">
            <text:p>152607962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23" calcext:value-type="float">
            <text:p>152607962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24" calcext:value-type="float">
            <text:p>152607962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9" calcext:value-type="float">
            <text:p>0.39</text:p>
          </table:table-cell>
          <table:table-cell office:value-type="float" office:value="147" calcext:value-type="float">
            <text:p>147</text:p>
          </table:table-cell>
          <table:table-cell office:value-type="float" office:value="391" calcext:value-type="float">
            <text:p>391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5" calcext:value-type="float">
            <text:p>152607962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6" calcext:value-type="float">
            <text:p>152607962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27" calcext:value-type="float">
            <text:p>152607962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5" calcext:value-type="float">
            <text:p>0.55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44" calcext:value-type="float">
            <text:p>0.44</text:p>
          </table:table-cell>
          <table:table-cell office:value-type="float" office:value="149" calcext:value-type="float">
            <text:p>149</text:p>
          </table:table-cell>
          <table:table-cell office:value-type="float" office:value="386" calcext:value-type="float">
            <text:p>38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8" calcext:value-type="float">
            <text:p>152607962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2" calcext:value-type="float">
            <text:p>0.42</text:p>
          </table:table-cell>
          <table:table-cell office:value-type="float" office:value="149" calcext:value-type="float">
            <text:p>149</text:p>
          </table:table-cell>
          <table:table-cell office:value-type="float" office:value="416" calcext:value-type="float">
            <text:p>416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29" calcext:value-type="float">
            <text:p>152607962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4" calcext:value-type="float">
            <text:p>0.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630" calcext:value-type="float">
            <text:p>152607963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36" calcext:value-type="float">
            <text:p>645.36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1" calcext:value-type="float">
            <text:p>152607963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2" calcext:value-type="float">
            <text:p>152607963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3" calcext:value-type="float">
            <text:p>152607963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36" calcext:value-type="float">
            <text:p>645.36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4" calcext:value-type="float">
            <text:p>152607963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5" calcext:value-type="float">
            <text:p>152607963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36" calcext:value-type="float">
            <text:p>152607963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37" calcext:value-type="float">
            <text:p>152607963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7" calcext:value-type="float">
            <text:p>0.37</text:p>
          </table:table-cell>
          <table:table-cell office:value-type="float" office:value="147" calcext:value-type="float">
            <text:p>147</text:p>
          </table:table-cell>
          <table:table-cell office:value-type="float" office:value="389" calcext:value-type="float">
            <text:p>389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38" calcext:value-type="float">
            <text:p>152607963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4" calcext:value-type="float">
            <text:p>0.44</text:p>
          </table:table-cell>
          <table:table-cell office:value-type="float" office:value="148" calcext:value-type="float">
            <text:p>148</text:p>
          </table:table-cell>
          <table:table-cell office:value-type="float" office:value="407" calcext:value-type="float">
            <text:p>407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9639" calcext:value-type="float">
            <text:p>152607963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5" calcext:value-type="float">
            <text:p>645.5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40" calcext:value-type="float">
            <text:p>152607964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84" calcext:value-type="float">
            <text:p>384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1" calcext:value-type="float">
            <text:p>152607964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20" calcext:value-type="float">
            <text:p>42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2" calcext:value-type="float">
            <text:p>152607964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3" calcext:value-type="float">
            <text:p>152607964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4" calcext:value-type="float">
            <text:p>152607964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5" calcext:value-type="float">
            <text:p>152607964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46" calcext:value-type="float">
            <text:p>152607964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47" calcext:value-type="float">
            <text:p>152607964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8" calcext:value-type="float">
            <text:p>152607964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49" calcext:value-type="float">
            <text:p>152607964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0" calcext:value-type="float">
            <text:p>152607965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1" calcext:value-type="float">
            <text:p>152607965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" calcext:value-type="float">
            <text:p>645.4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2" calcext:value-type="float">
            <text:p>152607965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53" calcext:value-type="float">
            <text:p>152607965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54" calcext:value-type="float">
            <text:p>152607965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5" calcext:value-type="float">
            <text:p>152607965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5" calcext:value-type="float">
            <text:p>0.55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43" calcext:value-type="float">
            <text:p>0.43</text:p>
          </table:table-cell>
          <table:table-cell office:value-type="float" office:value="149" calcext:value-type="float">
            <text:p>149</text:p>
          </table:table-cell>
          <table:table-cell office:value-type="float" office:value="405" calcext:value-type="float">
            <text:p>405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56" calcext:value-type="float">
            <text:p>152607965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5" calcext:value-type="float">
            <text:p>645.5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7" calcext:value-type="float">
            <text:p>152607965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9658" calcext:value-type="float">
            <text:p>15260796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3" calcext:value-type="float">
            <text:p>41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59" calcext:value-type="float">
            <text:p>15260796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33" calcext:value-type="float">
            <text:p>645.33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9660" calcext:value-type="float">
            <text:p>15260796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7" calcext:value-type="float">
            <text:p>0.67</text:p>
          </table:table-cell>
          <table:table-cell office:value-type="float" office:value="647" calcext:value-type="float">
            <text:p>647</text:p>
          </table:table-cell>
        </table:table-row>
      </table:table>
      <table:table table:name="LB_OFF_RES" table:style-name="ta1">
        <table:table-column table:style-name="co1" table:default-cell-style-name="Default"/>
        <table:table-row table:style-name="ro3">
          <table:table-cell office:value-type="string" calcext:value-type="string">
            <text:p>Total 50000 INVITE calls sent in 124556 ms at rate of 401/sec</text:p>
            <text:p>Total 50000 responses received in 125200 ms at rate of 399/sec:</text:p>
            <text:p/>
            <text:p>Detailed responses received:</text:p>
            <text:p> - 200 responses:    49784     (OK)</text:p>
            <text:p> - 408 responses:      216     (Request Timeout)</text:p>
            <text:p>                    ------</text:p>
            <text:p> TOTAL responses:    50000 (rate=399/sec)</text:p>
            <text:p/>
            <text:p>Maximum outstanding job: 819</text:p>
            <text:p/>
          </table:table-cell>
        </table:table-row>
      </table:table>
      <table:table table:name="Sheet7" table:style-name="ta1">
        <table:shapes>
          <draw:frame draw:z-index="0" draw:style-name="gr1" draw:text-style-name="P1" svg:width="6.2988in" svg:height="3.5429in" svg:x="0in" svg:y="3.4925in">
            <draw:object draw:notify-on-update-of-ranges="LB_ON.A2:LB_ON.A125 LB_ON.B1:LB_ON.B1 LB_ON.B2:LB_ON.B125 LB_ON.C1:LB_ON.C1 LB_ON.C2:LB_ON.C125 LB_ON.D1:LB_ON.D1 LB_ON.D2:LB_ON.D125 LB_ON.E1:LB_ON.E1 LB_ON.E2:LB_ON.E1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0in" svg:y="0in">
            <draw:object draw:notify-on-update-of-ranges="Sheet6.A2:Sheet6.A126 Sheet6.D1:Sheet6.D1 Sheet6.D2:Sheet6.D126 Sheet6.H1:Sheet6.H1 Sheet6.H2:Sheet6.H126 Sheet6.L1:Sheet6.L1 Sheet6.L2:Sheet6.L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6.2661in" svg:y="3.5142in">
            <draw:object draw:notify-on-update-of-ranges="LB_OFF.A2:LB_OFF.A118 LB_OFF.B1:LB_OFF.B1 LB_OFF.B2:LB_OFF.B118 LB_OFF.C1:LB_OFF.C1 LB_OFF.C2:LB_OFF.C118 LB_OFF.D1:LB_OFF.D1 LB_OFF.D2:LB_OFF.D118 LB_OFF.E1:LB_OFF.E1 LB_OFF.E2:LB_OFF.E1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6.2657in" svg:y="0in">
            <draw:object draw:notify-on-update-of-ranges="Sheet5.A2:Sheet5.A126 Sheet5.D1:Sheet5.D1 Sheet5.D2:Sheet5.D126 Sheet5.H1:Sheet5.H1 Sheet5.H2:Sheet5.H126 Sheet5.L1:Sheet5.L1 Sheet5.L2:Sheet5.L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9:00:27.345522607</meta:creation-date>
    <meta:generator>LibreOffice/4.2.8.2$Linux_X86_64 LibreOffice_project/420m0$Build-2</meta:generator>
    <dc:date>2018-05-11T19:12:10.720653218</dc:date>
    <meta:editing-duration>PT4M49S</meta:editing-duration>
    <meta:editing-cycles>2</meta:editing-cycles>
    <meta:document-statistic meta:table-count="7" meta:cell-count="474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N.A1:LB_ON.E125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N.A2:LB_ON.A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N.B2:LB_ON.B125" chart:label-cell-address="LB_ON.B1:LB_ON.B1" chart:class="chart:line">
            <chart:data-point chart:repeated="124"/>
          </chart:series>
          <chart:series chart:style-name="ch8" chart:values-cell-range-address="LB_ON.C2:LB_ON.C125" chart:label-cell-address="LB_ON.C1:LB_ON.C1" chart:class="chart:line">
            <chart:data-point chart:repeated="124"/>
          </chart:series>
          <chart:series chart:style-name="ch9" chart:values-cell-range-address="LB_ON.D2:LB_ON.D125" chart:label-cell-address="LB_ON.D1:LB_ON.D1" chart:class="chart:line">
            <chart:data-point chart:repeated="124"/>
          </chart:series>
          <chart:series chart:style-name="ch10" chart:values-cell-range-address="LB_ON.E2:LB_ON.E125" chart:label-cell-address="LB_ON.E1:LB_ON.E1" chart:class="chart:line">
            <chart:data-point chart:repeated="1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N.B1:LB_ON.B1</svg:desc>
                </draw:g>
              </table:table-cell>
              <table:table-cell office:value-type="string">
                <text:p>GW2</text:p>
                <draw:g>
                  <svg:desc>LB_ON.C1:LB_ON.C1</svg:desc>
                </draw:g>
              </table:table-cell>
              <table:table-cell office:value-type="string">
                <text:p>GW3</text:p>
                <draw:g>
                  <svg:desc>LB_ON.D1:LB_ON.D1</svg:desc>
                </draw:g>
              </table:table-cell>
              <table:table-cell office:value-type="string">
                <text:p>GW4</text:p>
                <draw:g>
                  <svg:desc>LB_ON.E1:LB_ON.E1</svg:desc>
                </draw:g>
              </table:table-cell>
            </table:table-row>
          </table:table-header-rows>
          <table:table-rows>
            <table:table-row>
              <table:table-cell office:value-type="float" office:value="0.961087962962963">
                <text:p>0</text:p>
                <draw:g>
                  <svg:desc>LB_ON.A2:LB_ON.A125</svg:desc>
                </draw:g>
              </table:table-cell>
              <table:table-cell office:value-type="float" office:value="25">
                <text:p>25</text:p>
                <draw:g>
                  <svg:desc>LB_ON.B2:LB_ON.B125</svg:desc>
                </draw:g>
              </table:table-cell>
              <table:table-cell office:value-type="float" office:value="25">
                <text:p>25</text:p>
                <draw:g>
                  <svg:desc>LB_ON.C2:LB_ON.C125</svg:desc>
                </draw:g>
              </table:table-cell>
              <table:table-cell office:value-type="float" office:value="25">
                <text:p>25</text:p>
                <draw:g>
                  <svg:desc>LB_ON.D2:LB_ON.D125</svg:desc>
                </draw:g>
              </table:table-cell>
              <table:table-cell office:value-type="float" office:value="25">
                <text:p>25</text:p>
                <draw:g>
                  <svg:desc>LB_ON.E2:LB_ON.E125</svg:desc>
                </draw:g>
              </table:table-cell>
            </table:table-row>
            <table:table-row>
              <table:table-cell office:value-type="float" office:value="0.9610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9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31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6990740740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8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93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5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7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8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9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0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3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43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5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6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7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8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0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9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0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909722222222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61921296296296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619328703703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96194444444444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961956018518518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961967592592593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61979166666667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961990740740741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02314814815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6201388888888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62025462962963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96203703703703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486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9620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620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620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621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621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62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621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621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621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621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1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19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2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5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68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28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29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0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1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2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6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7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1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3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4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7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8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1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2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FF.A1:LB_OFF.E118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FF.A2:LB_OFF.A1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FF.B2:LB_OFF.B118" chart:label-cell-address="LB_OFF.B1:LB_OFF.B1" chart:class="chart:line">
            <chart:data-point chart:repeated="117"/>
          </chart:series>
          <chart:series chart:style-name="ch8" chart:values-cell-range-address="LB_OFF.C2:LB_OFF.C118" chart:label-cell-address="LB_OFF.C1:LB_OFF.C1" chart:class="chart:line">
            <chart:data-point chart:repeated="117"/>
          </chart:series>
          <chart:series chart:style-name="ch9" chart:values-cell-range-address="LB_OFF.D2:LB_OFF.D118" chart:label-cell-address="LB_OFF.D1:LB_OFF.D1" chart:class="chart:line">
            <chart:data-point chart:repeated="117"/>
          </chart:series>
          <chart:series chart:style-name="ch10" chart:values-cell-range-address="LB_OFF.E2:LB_OFF.E118" chart:label-cell-address="LB_OFF.E1:LB_OFF.E1" chart:class="chart:line"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FF.B1:LB_OFF.B1</svg:desc>
                </draw:g>
              </table:table-cell>
              <table:table-cell office:value-type="string">
                <text:p>GW2</text:p>
                <draw:g>
                  <svg:desc>LB_OFF.C1:LB_OFF.C1</svg:desc>
                </draw:g>
              </table:table-cell>
              <table:table-cell office:value-type="string">
                <text:p>GW3</text:p>
                <draw:g>
                  <svg:desc>LB_OFF.D1:LB_OFF.D1</svg:desc>
                </draw:g>
              </table:table-cell>
              <table:table-cell office:value-type="string">
                <text:p>GW4</text:p>
                <draw:g>
                  <svg:desc>LB_OFF.E1:LB_OFF.E1</svg:desc>
                </draw:g>
              </table:table-cell>
            </table:table-row>
          </table:table-header-rows>
          <table:table-rows>
            <table:table-row>
              <table:table-cell office:value-type="float" office:value="0.957696759259259">
                <text:p>0</text:p>
                <draw:g>
                  <svg:desc>LB_OFF.A2:LB_OFF.A118</svg:desc>
                </draw:g>
              </table:table-cell>
              <table:table-cell office:value-type="float" office:value="25">
                <text:p>25</text:p>
                <draw:g>
                  <svg:desc>LB_OFF.B2:LB_OFF.B118</svg:desc>
                </draw:g>
              </table:table-cell>
              <table:table-cell office:value-type="float" office:value="25">
                <text:p>25</text:p>
                <draw:g>
                  <svg:desc>LB_OFF.C2:LB_OFF.C118</svg:desc>
                </draw:g>
              </table:table-cell>
              <table:table-cell office:value-type="float" office:value="25">
                <text:p>25</text:p>
                <draw:g>
                  <svg:desc>LB_OFF.D2:LB_OFF.D118</svg:desc>
                </draw:g>
              </table:table-cell>
              <table:table-cell office:value-type="float" office:value="25">
                <text:p>25</text:p>
                <draw:g>
                  <svg:desc>LB_OFF.E2:LB_OFF.E118</svg:desc>
                </draw:g>
              </table:table-cell>
            </table:table-row>
            <table:table-row>
              <table:table-cell office:value-type="float" office:value="0.95770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1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3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4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6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7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0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9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0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43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59722222222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71296296296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8287037037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94444444444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2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6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7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8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0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1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3009259259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9212962962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31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6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8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9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5.A2:Sheet5.A126 Sheet5.D1:Sheet5.D126 Sheet5.H1:Sheet5.H126 Sheet5.L1:Sheet5.L126" chart:data-source-has-labels="both" svg:x="0.32cm" svg:y="0.18cm" svg:width="12.64cm" svg:height="8.64cm">
          <chartooo:coordinate-region svg:x="1.771cm" svg:y="0.379cm" svg:width="11.189cm" svg:height="6.6cm"/>
          <chart:axis chart:dimension="x" chart:name="primary-x" chart:style-name="ch4" chartooo:axis-type="auto">
            <chartooo:date-scale/>
            <chart:categories table:cell-range-address="Sheet5.A2:Sheet5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126" chart:label-cell-address="Sheet5.D1:Sheet5.D1" chart:class="chart:line">
            <chart:data-point chart:repeated="125"/>
          </chart:series>
          <chart:series chart:style-name="ch7" chart:values-cell-range-address="Sheet5.H2:Sheet5.H126" chart:label-cell-address="Sheet5.H1:Sheet5.H1" chart:class="chart:line">
            <chart:data-point chart:repeated="125"/>
          </chart:series>
          <chart:series chart:style-name="ch8" chart:values-cell-range-address="Sheet5.L2:Sheet5.L126" chart:label-cell-address="Sheet5.L1:Sheet5.L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5.D1:Sheet5.D1</svg:desc>
                </draw:g>
              </table:table-cell>
              <table:table-cell office:value-type="string">
                <text:p>180-AVG</text:p>
                <draw:g>
                  <svg:desc>Sheet5.H1:Sheet5.H1</svg:desc>
                </draw:g>
              </table:table-cell>
              <table:table-cell office:value-type="string">
                <text:p>200-AVG</text:p>
                <draw:g>
                  <svg:desc>Sheet5.L1:Sheet5.L1</svg:desc>
                </draw:g>
              </table:table-cell>
            </table:table-row>
          </table:table-header-rows>
          <table:table-rows>
            <table:table-row>
              <table:table-cell office:value-type="float" office:value="1526079536">
                <text:p>1526079540</text:p>
                <draw:g>
                  <svg:desc>Sheet5.A2:Sheet5.A126</svg:desc>
                </draw:g>
              </table:table-cell>
              <table:table-cell office:value-type="float" office:value="72.59">
                <text:p>72.59</text:p>
                <draw:g>
                  <svg:desc>Sheet5.D2:Sheet5.D126</svg:desc>
                </draw:g>
              </table:table-cell>
              <table:table-cell office:value-type="float" office:value="145.25">
                <text:p>145.25</text:p>
                <draw:g>
                  <svg:desc>Sheet5.H2:Sheet5.H126</svg:desc>
                </draw:g>
              </table:table-cell>
              <table:table-cell office:value-type="float" office:value="645.78">
                <text:p>645.78</text:p>
                <draw:g>
                  <svg:desc>Sheet5.L2:Sheet5.L126</svg:desc>
                </draw:g>
              </table:table-cell>
            </table:table-row>
            <table:table-row>
              <table:table-cell office:value-type="float" office:value="1526079537">
                <text:p>1526079540</text:p>
              </table:table-cell>
              <table:table-cell office:value-type="float" office:value="72.55">
                <text:p>72.55</text:p>
              </table:table-cell>
              <table:table-cell office:value-type="float" office:value="145.21">
                <text:p>145.21</text:p>
              </table:table-cell>
              <table:table-cell office:value-type="float" office:value="645.72">
                <text:p>645.72</text:p>
              </table:table-cell>
            </table:table-row>
            <table:table-row>
              <table:table-cell office:value-type="float" office:value="1526079538">
                <text:p>1526079540</text:p>
              </table:table-cell>
              <table:table-cell office:value-type="float" office:value="72.51">
                <text:p>72.51</text:p>
              </table:table-cell>
              <table:table-cell office:value-type="float" office:value="145.11">
                <text:p>145.1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539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6">
                <text:p>145.16</text:p>
              </table:table-cell>
              <table:table-cell office:value-type="float" office:value="645.64">
                <text:p>645.64</text:p>
              </table:table-cell>
            </table:table-row>
            <table:table-row>
              <table:table-cell office:value-type="float" office:value="1526079540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8">
                <text:p>145.18</text:p>
              </table:table-cell>
              <table:table-cell office:value-type="float" office:value="645.67">
                <text:p>645.67</text:p>
              </table:table-cell>
            </table:table-row>
            <table:table-row>
              <table:table-cell office:value-type="float" office:value="1526079541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7">
                <text:p>145.17</text:p>
              </table:table-cell>
              <table:table-cell office:value-type="float" office:value="645.61">
                <text:p>645.61</text:p>
              </table:table-cell>
            </table:table-row>
            <table:table-row>
              <table:table-cell office:value-type="float" office:value="1526079542">
                <text:p>1526079540</text:p>
              </table:table-cell>
              <table:table-cell office:value-type="float" office:value="72.46">
                <text:p>72.46</text:p>
              </table:table-cell>
              <table:table-cell office:value-type="float" office:value="145.12">
                <text:p>145.12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543">
                <text:p>1526079540</text:p>
              </table:table-cell>
              <table:table-cell office:value-type="float" office:value="72.44">
                <text:p>72.44</text:p>
              </table:table-cell>
              <table:table-cell office:value-type="float" office:value="145.09">
                <text:p>145.09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44">
                <text:p>1526079540</text:p>
              </table:table-cell>
              <table:table-cell office:value-type="float" office:value="72.51">
                <text:p>72.51</text:p>
              </table:table-cell>
              <table:table-cell office:value-type="float" office:value="145.1">
                <text:p>145.1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545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14">
                <text:p>145.14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9546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12">
                <text:p>145.12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47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09">
                <text:p>145.09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548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45.11">
                <text:p>145.11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9549">
                <text:p>1526079550</text:p>
              </table:table-cell>
              <table:table-cell office:value-type="float" office:value="72.53">
                <text:p>72.53</text:p>
              </table:table-cell>
              <table:table-cell office:value-type="float" office:value="145.17">
                <text:p>145.17</text:p>
              </table:table-cell>
              <table:table-cell office:value-type="float" office:value="646.7">
                <text:p>646.7</text:p>
              </table:table-cell>
            </table:table-row>
            <table:table-row>
              <table:table-cell office:value-type="float" office:value="1526079550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53.64">
                <text:p>153.64</text:p>
              </table:table-cell>
              <table:table-cell office:value-type="float" office:value="670.97">
                <text:p>670.97</text:p>
              </table:table-cell>
            </table:table-row>
            <table:table-row>
              <table:table-cell office:value-type="float" office:value="1526079551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49.37">
                <text:p>149.37</text:p>
              </table:table-cell>
              <table:table-cell office:value-type="float" office:value="718.14">
                <text:p>718.14</text:p>
              </table:table-cell>
            </table:table-row>
            <table:table-row>
              <table:table-cell office:value-type="float" office:value="1526079552">
                <text:p>1526079550</text:p>
              </table:table-cell>
              <table:table-cell office:value-type="float" office:value="72.58">
                <text:p>72.58</text:p>
              </table:table-cell>
              <table:table-cell office:value-type="float" office:value="158.89">
                <text:p>158.89</text:p>
              </table:table-cell>
              <table:table-cell office:value-type="float" office:value="696.78">
                <text:p>696.78</text:p>
              </table:table-cell>
            </table:table-row>
            <table:table-row>
              <table:table-cell office:value-type="float" office:value="1526079553">
                <text:p>1526079550</text:p>
              </table:table-cell>
              <table:table-cell office:value-type="float" office:value="72.51">
                <text:p>72.51</text:p>
              </table:table-cell>
              <table:table-cell office:value-type="float" office:value="146.21">
                <text:p>146.21</text:p>
              </table:table-cell>
              <table:table-cell office:value-type="float" office:value="732.47">
                <text:p>732.47</text:p>
              </table:table-cell>
            </table:table-row>
            <table:table-row>
              <table:table-cell office:value-type="float" office:value="1526079554">
                <text:p>1526079550</text:p>
              </table:table-cell>
              <table:table-cell office:value-type="float" office:value="72.45">
                <text:p>72.45</text:p>
              </table:table-cell>
              <table:table-cell office:value-type="float" office:value="147.82">
                <text:p>147.82</text:p>
              </table:table-cell>
              <table:table-cell office:value-type="float" office:value="646.57">
                <text:p>646.57</text:p>
              </table:table-cell>
            </table:table-row>
            <table:table-row>
              <table:table-cell office:value-type="float" office:value="1526079555">
                <text:p>1526079560</text:p>
              </table:table-cell>
              <table:table-cell office:value-type="float" office:value="72.49">
                <text:p>72.49</text:p>
              </table:table-cell>
              <table:table-cell office:value-type="float" office:value="146.94">
                <text:p>146.94</text:p>
              </table:table-cell>
              <table:table-cell office:value-type="float" office:value="651.61">
                <text:p>651.61</text:p>
              </table:table-cell>
            </table:table-row>
            <table:table-row>
              <table:table-cell office:value-type="float" office:value="1526079556">
                <text:p>1526079560</text:p>
              </table:table-cell>
              <table:table-cell office:value-type="float" office:value="72.49">
                <text:p>72.49</text:p>
              </table:table-cell>
              <table:table-cell office:value-type="float" office:value="146.4">
                <text:p>146.4</text:p>
              </table:table-cell>
              <table:table-cell office:value-type="float" office:value="661.39">
                <text:p>661.39</text:p>
              </table:table-cell>
            </table:table-row>
            <table:table-row>
              <table:table-cell office:value-type="float" office:value="1526079557">
                <text:p>1526079560</text:p>
              </table:table-cell>
              <table:table-cell office:value-type="float" office:value="72.47">
                <text:p>72.47</text:p>
              </table:table-cell>
              <table:table-cell office:value-type="float" office:value="147.36">
                <text:p>147.36</text:p>
              </table:table-cell>
              <table:table-cell office:value-type="float" office:value="663.37">
                <text:p>663.37</text:p>
              </table:table-cell>
            </table:table-row>
            <table:table-row>
              <table:table-cell office:value-type="float" office:value="1526079558">
                <text:p>1526079560</text:p>
              </table:table-cell>
              <table:table-cell office:value-type="float" office:value="72.43">
                <text:p>72.43</text:p>
              </table:table-cell>
              <table:table-cell office:value-type="float" office:value="153.09">
                <text:p>153.09</text:p>
              </table:table-cell>
              <table:table-cell office:value-type="float" office:value="682.22">
                <text:p>682.22</text:p>
              </table:table-cell>
            </table:table-row>
            <table:table-row>
              <table:table-cell office:value-type="float" office:value="1526079559">
                <text:p>1526079560</text:p>
              </table:table-cell>
              <table:table-cell office:value-type="float" office:value="72.39">
                <text:p>72.39</text:p>
              </table:table-cell>
              <table:table-cell office:value-type="float" office:value="150.89">
                <text:p>150.89</text:p>
              </table:table-cell>
              <table:table-cell office:value-type="float" office:value="671.9">
                <text:p>671.9</text:p>
              </table:table-cell>
            </table:table-row>
            <table:table-row>
              <table:table-cell office:value-type="float" office:value="1526079560">
                <text:p>1526079560</text:p>
              </table:table-cell>
              <table:table-cell office:value-type="float" office:value="72.44">
                <text:p>72.44</text:p>
              </table:table-cell>
              <table:table-cell office:value-type="float" office:value="145.06">
                <text:p>145.06</text:p>
              </table:table-cell>
              <table:table-cell office:value-type="float" office:value="648.86">
                <text:p>648.86</text:p>
              </table:table-cell>
            </table:table-row>
            <table:table-row>
              <table:table-cell office:value-type="float" office:value="1526079561">
                <text:p>1526079560</text:p>
              </table:table-cell>
              <table:table-cell office:value-type="float" office:value="72.48">
                <text:p>72.48</text:p>
              </table:table-cell>
              <table:table-cell office:value-type="float" office:value="145.15">
                <text:p>145.1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62">
                <text:p>1526079560</text:p>
              </table:table-cell>
              <table:table-cell office:value-type="float" office:value="72.43">
                <text:p>72.43</text:p>
              </table:table-cell>
              <table:table-cell office:value-type="float" office:value="145.08">
                <text:p>145.08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63">
                <text:p>1526079560</text:p>
              </table:table-cell>
              <table:table-cell office:value-type="float" office:value="72.47">
                <text:p>72.47</text:p>
              </table:table-cell>
              <table:table-cell office:value-type="float" office:value="145.12">
                <text:p>145.1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564">
                <text:p>1526079560</text:p>
              </table:table-cell>
              <table:table-cell office:value-type="float" office:value="72.46">
                <text:p>72.46</text:p>
              </table:table-cell>
              <table:table-cell office:value-type="float" office:value="145.08">
                <text:p>145.0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9565">
                <text:p>1526079570</text:p>
              </table:table-cell>
              <table:table-cell office:value-type="float" office:value="72.48">
                <text:p>72.48</text:p>
              </table:table-cell>
              <table:table-cell office:value-type="float" office:value="145.09">
                <text:p>145.09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566">
                <text:p>1526079570</text:p>
              </table:table-cell>
              <table:table-cell office:value-type="float" office:value="72.46">
                <text:p>72.46</text:p>
              </table:table-cell>
              <table:table-cell office:value-type="float" office:value="145.11">
                <text:p>145.11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9567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1">
                <text:p>145.1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568">
                <text:p>1526079570</text:p>
              </table:table-cell>
              <table:table-cell office:value-type="float" office:value="72.46">
                <text:p>72.46</text:p>
              </table:table-cell>
              <table:table-cell office:value-type="float" office:value="145.1">
                <text:p>145.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569">
                <text:p>15260795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70">
                <text:p>1526079570</text:p>
              </table:table-cell>
              <table:table-cell office:value-type="float" office:value="72.43">
                <text:p>72.43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571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572">
                <text:p>1526079570</text:p>
              </table:table-cell>
              <table:table-cell office:value-type="float" office:value="72.4">
                <text:p>72.4</text:p>
              </table:table-cell>
              <table:table-cell office:value-type="float" office:value="144.99">
                <text:p>144.99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73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574">
                <text:p>152607957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575">
                <text:p>152607958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576">
                <text:p>152607958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77">
                <text:p>1526079580</text:p>
              </table:table-cell>
              <table:table-cell office:value-type="float" office:value="72.51">
                <text:p>72.51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578">
                <text:p>152607958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79">
                <text:p>152607958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80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214.29">
                <text:p>214.29</text:p>
              </table:table-cell>
              <table:table-cell office:value-type="float" office:value="671.82">
                <text:p>671.82</text:p>
              </table:table-cell>
            </table:table-row>
            <table:table-row>
              <table:table-cell office:value-type="float" office:value="1526079581">
                <text:p>1526079580</text:p>
              </table:table-cell>
              <table:table-cell office:value-type="float" office:value="72.53">
                <text:p>72.53</text:p>
              </table:table-cell>
              <table:table-cell office:value-type="float" office:value="238.68">
                <text:p>238.68</text:p>
              </table:table-cell>
              <table:table-cell office:value-type="float" office:value="766.28">
                <text:p>766.28</text:p>
              </table:table-cell>
            </table:table-row>
            <table:table-row>
              <table:table-cell office:value-type="float" office:value="1526079582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345.13">
                <text:p>345.13</text:p>
              </table:table-cell>
              <table:table-cell office:value-type="float" office:value="713.22">
                <text:p>713.22</text:p>
              </table:table-cell>
            </table:table-row>
            <table:table-row>
              <table:table-cell office:value-type="float" office:value="1526079583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375.85">
                <text:p>375.85</text:p>
              </table:table-cell>
              <table:table-cell office:value-type="float" office:value="693.39">
                <text:p>693.39</text:p>
              </table:table-cell>
            </table:table-row>
            <table:table-row>
              <table:table-cell office:value-type="float" office:value="1526079584">
                <text:p>1526079580</text:p>
              </table:table-cell>
              <table:table-cell office:value-type="float" office:value="72.46">
                <text:p>72.46</text:p>
              </table:table-cell>
              <table:table-cell office:value-type="float" office:value="473.51">
                <text:p>473.51</text:p>
              </table:table-cell>
              <table:table-cell office:value-type="float" office:value="954.94">
                <text:p>954.94</text:p>
              </table:table-cell>
            </table:table-row>
            <table:table-row>
              <table:table-cell office:value-type="float" office:value="1526079585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539.8">
                <text:p>539.8</text:p>
              </table:table-cell>
              <table:table-cell office:value-type="float" office:value="695.1">
                <text:p>695.1</text:p>
              </table:table-cell>
            </table:table-row>
            <table:table-row>
              <table:table-cell office:value-type="float" office:value="1526079586">
                <text:p>1526079590</text:p>
              </table:table-cell>
              <table:table-cell office:value-type="float" office:value="72.42">
                <text:p>72.42</text:p>
              </table:table-cell>
              <table:table-cell office:value-type="float" office:value="221.33">
                <text:p>221.33</text:p>
              </table:table-cell>
              <table:table-cell office:value-type="float" office:value="735.75">
                <text:p>735.75</text:p>
              </table:table-cell>
            </table:table-row>
            <table:table-row>
              <table:table-cell office:value-type="float" office:value="1526079587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51.3">
                <text:p>151.3</text:p>
              </table:table-cell>
              <table:table-cell office:value-type="float" office:value="1044.62">
                <text:p>1044.62</text:p>
              </table:table-cell>
            </table:table-row>
            <table:table-row>
              <table:table-cell office:value-type="float" office:value="1526079588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81.54">
                <text:p>181.54</text:p>
              </table:table-cell>
              <table:table-cell office:value-type="float" office:value="1380.1">
                <text:p>1380.1</text:p>
              </table:table-cell>
            </table:table-row>
            <table:table-row>
              <table:table-cell office:value-type="float" office:value="1526079589">
                <text:p>1526079590</text:p>
              </table:table-cell>
              <table:table-cell office:value-type="float" office:value="72.49">
                <text:p>72.49</text:p>
              </table:table-cell>
              <table:table-cell office:value-type="float" office:value="148.24">
                <text:p>148.24</text:p>
              </table:table-cell>
              <table:table-cell office:value-type="float" office:value="2477.51">
                <text:p>2477.51</text:p>
              </table:table-cell>
            </table:table-row>
            <table:table-row>
              <table:table-cell office:value-type="float" office:value="1526079590">
                <text:p>152607959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1898.58">
                <text:p>1898.58</text:p>
              </table:table-cell>
            </table:table-row>
            <table:table-row>
              <table:table-cell office:value-type="float" office:value="1526079591">
                <text:p>152607959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592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44.99">
                <text:p>144.99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593">
                <text:p>152607959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4">
                <text:p>152607959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595">
                <text:p>1526079600</text:p>
              </table:table-cell>
              <table:table-cell office:value-type="float" office:value="72.42">
                <text:p>72.42</text:p>
              </table:table-cell>
              <table:table-cell office:value-type="float" office:value="144.95">
                <text:p>144.95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6">
                <text:p>152607960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597">
                <text:p>152607960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8">
                <text:p>152607960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599">
                <text:p>1526079600</text:p>
              </table:table-cell>
              <table:table-cell office:value-type="float" office:value="72.5">
                <text:p>72.5</text:p>
              </table:table-cell>
              <table:table-cell office:value-type="float" office:value="145.03">
                <text:p>145.03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00">
                <text:p>1526079600</text:p>
              </table:table-cell>
              <table:table-cell office:value-type="float" office:value="72.42">
                <text:p>72.42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01">
                <text:p>1526079600</text:p>
              </table:table-cell>
              <table:table-cell office:value-type="float" office:value="72.52">
                <text:p>72.52</text:p>
              </table:table-cell>
              <table:table-cell office:value-type="float" office:value="145.09">
                <text:p>145.09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02">
                <text:p>152607960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9603">
                <text:p>152607960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04">
                <text:p>1526079600</text:p>
              </table:table-cell>
              <table:table-cell office:value-type="float" office:value="72.48">
                <text:p>72.48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05">
                <text:p>152607961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06">
                <text:p>152607961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07">
                <text:p>1526079610</text:p>
              </table:table-cell>
              <table:table-cell office:value-type="float" office:value="72.49">
                <text:p>72.49</text:p>
              </table:table-cell>
              <table:table-cell office:value-type="float" office:value="145.07">
                <text:p>145.07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608">
                <text:p>152607961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09">
                <text:p>1526079610</text:p>
              </table:table-cell>
              <table:table-cell office:value-type="float" office:value="72.49">
                <text:p>72.49</text:p>
              </table:table-cell>
              <table:table-cell office:value-type="float" office:value="145.06">
                <text:p>145.06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10">
                <text:p>152607961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11">
                <text:p>1526079610</text:p>
              </table:table-cell>
              <table:table-cell office:value-type="float" office:value="72.48">
                <text:p>72.48</text:p>
              </table:table-cell>
              <table:table-cell office:value-type="float" office:value="145.05">
                <text:p>145.0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2">
                <text:p>152607961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13">
                <text:p>152607961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14">
                <text:p>152607961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15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16">
                <text:p>1526079620</text:p>
              </table:table-cell>
              <table:table-cell office:value-type="float" office:value="72.49">
                <text:p>72.49</text:p>
              </table:table-cell>
              <table:table-cell office:value-type="float" office:value="145.04">
                <text:p>145.04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617">
                <text:p>152607962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8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9">
                <text:p>152607962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20">
                <text:p>152607962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1">
                <text:p>152607962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2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3">
                <text:p>1526079620</text:p>
              </table:table-cell>
              <table:table-cell office:value-type="float" office:value="72.41">
                <text:p>72.41</text:p>
              </table:table-cell>
              <table:table-cell office:value-type="float" office:value="145">
                <text:p>14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24">
                <text:p>1526079620</text:p>
              </table:table-cell>
              <table:table-cell office:value-type="float" office:value="72.45">
                <text:p>72.45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25">
                <text:p>152607963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26">
                <text:p>152607963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27">
                <text:p>1526079630</text:p>
              </table:table-cell>
              <table:table-cell office:value-type="float" office:value="72.5">
                <text:p>72.5</text:p>
              </table:table-cell>
              <table:table-cell office:value-type="float" office:value="145.06">
                <text:p>145.06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28">
                <text:p>152607963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29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30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631">
                <text:p>152607963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632">
                <text:p>152607963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33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634">
                <text:p>152607963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35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36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37">
                <text:p>1526079640</text:p>
              </table:table-cell>
              <table:table-cell office:value-type="float" office:value="72.53">
                <text:p>72.53</text:p>
              </table:table-cell>
              <table:table-cell office:value-type="float" office:value="145.05">
                <text:p>145.05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638">
                <text:p>152607964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39">
                <text:p>152607964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640">
                <text:p>152607964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41">
                <text:p>152607964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42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43">
                <text:p>152607964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44">
                <text:p>152607964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45">
                <text:p>152607965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46">
                <text:p>1526079650</text:p>
              </table:table-cell>
              <table:table-cell office:value-type="float" office:value="72.48">
                <text:p>72.48</text:p>
              </table:table-cell>
              <table:table-cell office:value-type="float" office:value="145.06">
                <text:p>145.0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647">
                <text:p>152607965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48">
                <text:p>1526079650</text:p>
              </table:table-cell>
              <table:table-cell office:value-type="float" office:value="72.47">
                <text:p>72.47</text:p>
              </table:table-cell>
              <table:table-cell office:value-type="float" office:value="145.07">
                <text:p>145.07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49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50">
                <text:p>152607965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51">
                <text:p>152607965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652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53">
                <text:p>152607965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54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55">
                <text:p>1526079660</text:p>
              </table:table-cell>
              <table:table-cell office:value-type="float" office:value="72.49">
                <text:p>72.49</text:p>
              </table:table-cell>
              <table:table-cell office:value-type="float" office:value="145">
                <text:p>14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56">
                <text:p>152607966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657">
                <text:p>1526079660</text:p>
              </table:table-cell>
              <table:table-cell office:value-type="float" office:value="72.51">
                <text:p>72.51</text:p>
              </table:table-cell>
              <table:table-cell office:value-type="float" office:value="145.08">
                <text:p>145.0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58">
                <text:p>152607966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59">
                <text:p>152607966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9660">
                <text:p>152607966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6.A1:Sheet6.A126 Sheet6.D1:Sheet6.D126 Sheet6.H1:Sheet6.H126 Sheet6.L1:Sheet6.L126" chart:data-source-has-labels="both" svg:x="0.32cm" svg:y="0.18cm" svg:width="12.64cm" svg:height="8.64cm">
          <chartooo:coordinate-region svg:x="1.771cm" svg:y="0.379cm" svg:width="11.189cm" svg:height="6.6cm"/>
          <chart:axis chart:dimension="x" chart:name="primary-x" chart:style-name="ch4" chartooo:axis-type="auto">
            <chartooo:date-scale/>
            <chart:categories table:cell-range-address="Sheet6.A2:Sheet6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D2:Sheet6.D126" chart:label-cell-address="Sheet6.D1:Sheet6.D1" chart:class="chart:line">
            <chart:data-point chart:repeated="125"/>
          </chart:series>
          <chart:series chart:style-name="ch7" chart:values-cell-range-address="Sheet6.H2:Sheet6.H126" chart:label-cell-address="Sheet6.H1:Sheet6.H1" chart:class="chart:line">
            <chart:data-point chart:repeated="125"/>
          </chart:series>
          <chart:series chart:style-name="ch8" chart:values-cell-range-address="Sheet6.L2:Sheet6.L126" chart:label-cell-address="Sheet6.L1:Sheet6.L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6.D1:Sheet6.D1</svg:desc>
                </draw:g>
              </table:table-cell>
              <table:table-cell office:value-type="string">
                <text:p>180-AVG</text:p>
                <draw:g>
                  <svg:desc>Sheet6.H1:Sheet6.H1</svg:desc>
                </draw:g>
              </table:table-cell>
              <table:table-cell office:value-type="string">
                <text:p>200-AVG</text:p>
                <draw:g>
                  <svg:desc>Sheet6.L1:Sheet6.L1</svg:desc>
                </draw:g>
              </table:table-cell>
            </table:table-row>
          </table:table-header-rows>
          <table:table-rows>
            <table:table-row>
              <table:table-cell office:value-type="float" office:value="1526079858">
                <text:p>1526079860</text:p>
                <draw:g>
                  <svg:desc>Sheet6.A2:Sheet6.A126</svg:desc>
                </draw:g>
              </table:table-cell>
              <table:table-cell office:value-type="float" office:value="72.55">
                <text:p>72.55</text:p>
                <draw:g>
                  <svg:desc>Sheet6.D2:Sheet6.D126</svg:desc>
                </draw:g>
              </table:table-cell>
              <table:table-cell office:value-type="float" office:value="145.1">
                <text:p>145.1</text:p>
                <draw:g>
                  <svg:desc>Sheet6.H2:Sheet6.H126</svg:desc>
                </draw:g>
              </table:table-cell>
              <table:table-cell office:value-type="float" office:value="645.55">
                <text:p>645.55</text:p>
                <draw:g>
                  <svg:desc>Sheet6.L2:Sheet6.L126</svg:desc>
                </draw:g>
              </table:table-cell>
            </table:table-row>
            <table:table-row>
              <table:table-cell office:value-type="float" office:value="1526079859">
                <text:p>1526079860</text:p>
              </table:table-cell>
              <table:table-cell office:value-type="float" office:value="72.54">
                <text:p>72.54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860">
                <text:p>1526079860</text:p>
              </table:table-cell>
              <table:table-cell office:value-type="float" office:value="72.55">
                <text:p>72.55</text:p>
              </table:table-cell>
              <table:table-cell office:value-type="float" office:value="145.05">
                <text:p>145.05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861">
                <text:p>1526079860</text:p>
              </table:table-cell>
              <table:table-cell office:value-type="float" office:value="72.53">
                <text:p>72.53</text:p>
              </table:table-cell>
              <table:table-cell office:value-type="float" office:value="145.04">
                <text:p>145.0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862">
                <text:p>1526079860</text:p>
              </table:table-cell>
              <table:table-cell office:value-type="float" office:value="72.53">
                <text:p>72.53</text:p>
              </table:table-cell>
              <table:table-cell office:value-type="float" office:value="145.04">
                <text:p>145.04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863">
                <text:p>1526079860</text:p>
              </table:table-cell>
              <table:table-cell office:value-type="float" office:value="72.49">
                <text:p>72.49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64">
                <text:p>1526079860</text:p>
              </table:table-cell>
              <table:table-cell office:value-type="float" office:value="72.46">
                <text:p>72.46</text:p>
              </table:table-cell>
              <table:table-cell office:value-type="float" office:value="144.98">
                <text:p>144.98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865">
                <text:p>1526079870</text:p>
              </table:table-cell>
              <table:table-cell office:value-type="float" office:value="72.48">
                <text:p>72.48</text:p>
              </table:table-cell>
              <table:table-cell office:value-type="float" office:value="144.99">
                <text:p>144.99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866">
                <text:p>152607987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67">
                <text:p>1526079870</text:p>
              </table:table-cell>
              <table:table-cell office:value-type="float" office:value="72.42">
                <text:p>72.42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868">
                <text:p>1526079870</text:p>
              </table:table-cell>
              <table:table-cell office:value-type="float" office:value="72.47">
                <text:p>72.47</text:p>
              </table:table-cell>
              <table:table-cell office:value-type="float" office:value="145.08">
                <text:p>145.08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869">
                <text:p>152607987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0">
                <text:p>1526079870</text:p>
              </table:table-cell>
              <table:table-cell office:value-type="float" office:value="72.4">
                <text:p>72.4</text:p>
              </table:table-cell>
              <table:table-cell office:value-type="float" office:value="145">
                <text:p>14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1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2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3">
                <text:p>15260798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74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875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45.06">
                <text:p>145.0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876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877">
                <text:p>1526079880</text:p>
              </table:table-cell>
              <table:table-cell office:value-type="float" office:value="72.41">
                <text:p>72.41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78">
                <text:p>1526079880</text:p>
              </table:table-cell>
              <table:table-cell office:value-type="float" office:value="72.43">
                <text:p>72.43</text:p>
              </table:table-cell>
              <table:table-cell office:value-type="float" office:value="146.45">
                <text:p>146.45</text:p>
              </table:table-cell>
              <table:table-cell office:value-type="float" office:value="654.58">
                <text:p>654.58</text:p>
              </table:table-cell>
            </table:table-row>
            <table:table-row>
              <table:table-cell office:value-type="float" office:value="1526079879">
                <text:p>1526079880</text:p>
              </table:table-cell>
              <table:table-cell office:value-type="float" office:value="72.42">
                <text:p>72.42</text:p>
              </table:table-cell>
              <table:table-cell office:value-type="float" office:value="176.39">
                <text:p>176.39</text:p>
              </table:table-cell>
              <table:table-cell office:value-type="float" office:value="674.01">
                <text:p>674.01</text:p>
              </table:table-cell>
            </table:table-row>
            <table:table-row>
              <table:table-cell office:value-type="float" office:value="1526079880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60.37">
                <text:p>160.37</text:p>
              </table:table-cell>
              <table:table-cell office:value-type="float" office:value="708.77">
                <text:p>708.77</text:p>
              </table:table-cell>
            </table:table-row>
            <table:table-row>
              <table:table-cell office:value-type="float" office:value="1526079881">
                <text:p>1526079880</text:p>
              </table:table-cell>
              <table:table-cell office:value-type="float" office:value="72.43">
                <text:p>72.43</text:p>
              </table:table-cell>
              <table:table-cell office:value-type="float" office:value="145.88">
                <text:p>145.88</text:p>
              </table:table-cell>
              <table:table-cell office:value-type="float" office:value="660.48">
                <text:p>660.48</text:p>
              </table:table-cell>
            </table:table-row>
            <table:table-row>
              <table:table-cell office:value-type="float" office:value="1526079882">
                <text:p>1526079880</text:p>
              </table:table-cell>
              <table:table-cell office:value-type="float" office:value="72.44">
                <text:p>72.44</text:p>
              </table:table-cell>
              <table:table-cell office:value-type="float" office:value="146.4">
                <text:p>146.4</text:p>
              </table:table-cell>
              <table:table-cell office:value-type="float" office:value="648.43">
                <text:p>648.43</text:p>
              </table:table-cell>
            </table:table-row>
            <table:table-row>
              <table:table-cell office:value-type="float" office:value="1526079883">
                <text:p>1526079880</text:p>
              </table:table-cell>
              <table:table-cell office:value-type="float" office:value="72.44">
                <text:p>72.44</text:p>
              </table:table-cell>
              <table:table-cell office:value-type="float" office:value="149.47">
                <text:p>149.47</text:p>
              </table:table-cell>
              <table:table-cell office:value-type="float" office:value="661.43">
                <text:p>661.43</text:p>
              </table:table-cell>
            </table:table-row>
            <table:table-row>
              <table:table-cell office:value-type="float" office:value="1526079884">
                <text:p>1526079880</text:p>
              </table:table-cell>
              <table:table-cell office:value-type="float" office:value="72.48">
                <text:p>72.48</text:p>
              </table:table-cell>
              <table:table-cell office:value-type="float" office:value="152.77">
                <text:p>152.77</text:p>
              </table:table-cell>
              <table:table-cell office:value-type="float" office:value="675.82">
                <text:p>675.82</text:p>
              </table:table-cell>
            </table:table-row>
            <table:table-row>
              <table:table-cell office:value-type="float" office:value="1526079885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7.98">
                <text:p>147.98</text:p>
              </table:table-cell>
              <table:table-cell office:value-type="float" office:value="649.73">
                <text:p>649.73</text:p>
              </table:table-cell>
            </table:table-row>
            <table:table-row>
              <table:table-cell office:value-type="float" office:value="1526079886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6.37">
                <text:p>146.37</text:p>
              </table:table-cell>
              <table:table-cell office:value-type="float" office:value="649.98">
                <text:p>649.98</text:p>
              </table:table-cell>
            </table:table-row>
            <table:table-row>
              <table:table-cell office:value-type="float" office:value="1526079887">
                <text:p>1526079890</text:p>
              </table:table-cell>
              <table:table-cell office:value-type="float" office:value="72.53">
                <text:p>72.53</text:p>
              </table:table-cell>
              <table:table-cell office:value-type="float" office:value="151">
                <text:p>151</text:p>
              </table:table-cell>
              <table:table-cell office:value-type="float" office:value="744.18">
                <text:p>744.18</text:p>
              </table:table-cell>
            </table:table-row>
            <table:table-row>
              <table:table-cell office:value-type="float" office:value="1526079888">
                <text:p>152607989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7.9">
                <text:p>647.9</text:p>
              </table:table-cell>
            </table:table-row>
            <table:table-row>
              <table:table-cell office:value-type="float" office:value="1526079889">
                <text:p>152607989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90">
                <text:p>152607989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891">
                <text:p>152607989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892">
                <text:p>152607989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893">
                <text:p>1526079890</text:p>
              </table:table-cell>
              <table:table-cell office:value-type="float" office:value="72.43">
                <text:p>72.43</text:p>
              </table:table-cell>
              <table:table-cell office:value-type="float" office:value="144.92">
                <text:p>144.92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894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895">
                <text:p>152607990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9896">
                <text:p>1526079900</text:p>
              </table:table-cell>
              <table:table-cell office:value-type="float" office:value="72.53">
                <text:p>72.53</text:p>
              </table:table-cell>
              <table:table-cell office:value-type="float" office:value="145.1">
                <text:p>145.1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897">
                <text:p>1526079900</text:p>
              </table:table-cell>
              <table:table-cell office:value-type="float" office:value="72.41">
                <text:p>72.41</text:p>
              </table:table-cell>
              <table:table-cell office:value-type="float" office:value="144.96">
                <text:p>144.96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98">
                <text:p>1526079900</text:p>
              </table:table-cell>
              <table:table-cell office:value-type="float" office:value="72.51">
                <text:p>72.51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899">
                <text:p>152607990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00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01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2">
                <text:p>1526079900</text:p>
              </table:table-cell>
              <table:table-cell office:value-type="float" office:value="72.38">
                <text:p>72.38</text:p>
              </table:table-cell>
              <table:table-cell office:value-type="float" office:value="144.91">
                <text:p>144.9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3">
                <text:p>1526079900</text:p>
              </table:table-cell>
              <table:table-cell office:value-type="float" office:value="72.37">
                <text:p>72.37</text:p>
              </table:table-cell>
              <table:table-cell office:value-type="float" office:value="144.92">
                <text:p>144.92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904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05">
                <text:p>152607991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06">
                <text:p>152607991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07">
                <text:p>152607991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8">
                <text:p>1526079910</text:p>
              </table:table-cell>
              <table:table-cell office:value-type="float" office:value="72.52">
                <text:p>72.52</text:p>
              </table:table-cell>
              <table:table-cell office:value-type="float" office:value="169.34">
                <text:p>169.34</text:p>
              </table:table-cell>
              <table:table-cell office:value-type="float" office:value="655.66">
                <text:p>655.66</text:p>
              </table:table-cell>
            </table:table-row>
            <table:table-row>
              <table:table-cell office:value-type="float" office:value="1526079909">
                <text:p>1526079910</text:p>
              </table:table-cell>
              <table:table-cell office:value-type="float" office:value="72.47">
                <text:p>72.47</text:p>
              </table:table-cell>
              <table:table-cell office:value-type="float" office:value="284.91">
                <text:p>284.91</text:p>
              </table:table-cell>
              <table:table-cell office:value-type="float" office:value="650.22">
                <text:p>650.22</text:p>
              </table:table-cell>
            </table:table-row>
            <table:table-row>
              <table:table-cell office:value-type="float" office:value="1526079910">
                <text:p>1526079910</text:p>
              </table:table-cell>
              <table:table-cell office:value-type="float" office:value="72.49">
                <text:p>72.49</text:p>
              </table:table-cell>
              <table:table-cell office:value-type="float" office:value="209.56">
                <text:p>209.56</text:p>
              </table:table-cell>
              <table:table-cell office:value-type="float" office:value="1135.87">
                <text:p>1135.87</text:p>
              </table:table-cell>
            </table:table-row>
            <table:table-row>
              <table:table-cell office:value-type="float" office:value="1526079911">
                <text:p>1526079910</text:p>
              </table:table-cell>
              <table:table-cell office:value-type="float" office:value="72.47">
                <text:p>72.47</text:p>
              </table:table-cell>
              <table:table-cell office:value-type="float" office:value="251.56">
                <text:p>251.56</text:p>
              </table:table-cell>
              <table:table-cell office:value-type="float" office:value="1183.7">
                <text:p>1183.7</text:p>
              </table:table-cell>
            </table:table-row>
            <table:table-row>
              <table:table-cell office:value-type="float" office:value="1526079912">
                <text:p>1526079910</text:p>
              </table:table-cell>
              <table:table-cell office:value-type="float" office:value="72.48">
                <text:p>72.48</text:p>
              </table:table-cell>
              <table:table-cell office:value-type="float" office:value="147.12">
                <text:p>147.12</text:p>
              </table:table-cell>
              <table:table-cell office:value-type="float" office:value="1039.33">
                <text:p>1039.33</text:p>
              </table:table-cell>
            </table:table-row>
            <table:table-row>
              <table:table-cell office:value-type="float" office:value="1526079913">
                <text:p>1526079910</text:p>
              </table:table-cell>
              <table:table-cell office:value-type="float" office:value="72.41">
                <text:p>72.41</text:p>
              </table:table-cell>
              <table:table-cell office:value-type="float" office:value="145.09">
                <text:p>145.09</text:p>
              </table:table-cell>
              <table:table-cell office:value-type="float" office:value="655.49">
                <text:p>655.49</text:p>
              </table:table-cell>
            </table:table-row>
            <table:table-row>
              <table:table-cell office:value-type="float" office:value="1526079914">
                <text:p>1526079910</text:p>
              </table:table-cell>
              <table:table-cell office:value-type="float" office:value="72.48">
                <text:p>72.48</text:p>
              </table:table-cell>
              <table:table-cell office:value-type="float" office:value="145.64">
                <text:p>145.64</text:p>
              </table:table-cell>
              <table:table-cell office:value-type="float" office:value="648.85">
                <text:p>648.85</text:p>
              </table:table-cell>
            </table:table-row>
            <table:table-row>
              <table:table-cell office:value-type="float" office:value="1526079915">
                <text:p>1526079920</text:p>
              </table:table-cell>
              <table:table-cell office:value-type="float" office:value="72.52">
                <text:p>72.52</text:p>
              </table:table-cell>
              <table:table-cell office:value-type="float" office:value="151">
                <text:p>151</text:p>
              </table:table-cell>
              <table:table-cell office:value-type="float" office:value="658.22">
                <text:p>658.22</text:p>
              </table:table-cell>
            </table:table-row>
            <table:table-row>
              <table:table-cell office:value-type="float" office:value="1526079916">
                <text:p>1526079920</text:p>
              </table:table-cell>
              <table:table-cell office:value-type="float" office:value="72.51">
                <text:p>72.51</text:p>
              </table:table-cell>
              <table:table-cell office:value-type="float" office:value="182.7">
                <text:p>182.7</text:p>
              </table:table-cell>
              <table:table-cell office:value-type="float" office:value="655.14">
                <text:p>655.14</text:p>
              </table:table-cell>
            </table:table-row>
            <table:table-row>
              <table:table-cell office:value-type="float" office:value="1526079917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69.89">
                <text:p>169.89</text:p>
              </table:table-cell>
              <table:table-cell office:value-type="float" office:value="699.05">
                <text:p>699.05</text:p>
              </table:table-cell>
            </table:table-row>
            <table:table-row>
              <table:table-cell office:value-type="float" office:value="1526079918">
                <text:p>1526079920</text:p>
              </table:table-cell>
              <table:table-cell office:value-type="float" office:value="72.42">
                <text:p>72.42</text:p>
              </table:table-cell>
              <table:table-cell office:value-type="float" office:value="146.26">
                <text:p>146.26</text:p>
              </table:table-cell>
              <table:table-cell office:value-type="float" office:value="746.79">
                <text:p>746.79</text:p>
              </table:table-cell>
            </table:table-row>
            <table:table-row>
              <table:table-cell office:value-type="float" office:value="1526079919">
                <text:p>1526079920</text:p>
              </table:table-cell>
              <table:table-cell office:value-type="float" office:value="72.48">
                <text:p>72.48</text:p>
              </table:table-cell>
              <table:table-cell office:value-type="float" office:value="145.07">
                <text:p>145.0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20">
                <text:p>1526079920</text:p>
              </table:table-cell>
              <table:table-cell office:value-type="float" office:value="72.56">
                <text:p>72.56</text:p>
              </table:table-cell>
              <table:table-cell office:value-type="float" office:value="145.16">
                <text:p>145.16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921">
                <text:p>1526079920</text:p>
              </table:table-cell>
              <table:table-cell office:value-type="float" office:value="72.49">
                <text:p>72.49</text:p>
              </table:table-cell>
              <table:table-cell office:value-type="float" office:value="145.1">
                <text:p>145.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2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45.09">
                <text:p>145.09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3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45.09">
                <text:p>145.0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24">
                <text:p>1526079920</text:p>
              </table:table-cell>
              <table:table-cell office:value-type="float" office:value="72.45">
                <text:p>72.45</text:p>
              </table:table-cell>
              <table:table-cell office:value-type="float" office:value="145.11">
                <text:p>145.1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25">
                <text:p>1526079930</text:p>
              </table:table-cell>
              <table:table-cell office:value-type="float" office:value="72.53">
                <text:p>72.53</text:p>
              </table:table-cell>
              <table:table-cell office:value-type="float" office:value="145.14">
                <text:p>145.14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6">
                <text:p>1526079930</text:p>
              </table:table-cell>
              <table:table-cell office:value-type="float" office:value="72.5">
                <text:p>72.5</text:p>
              </table:table-cell>
              <table:table-cell office:value-type="float" office:value="145.13">
                <text:p>145.13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927">
                <text:p>1526079930</text:p>
              </table:table-cell>
              <table:table-cell office:value-type="float" office:value="72.47">
                <text:p>72.47</text:p>
              </table:table-cell>
              <table:table-cell office:value-type="float" office:value="145.08">
                <text:p>145.0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28">
                <text:p>1526079930</text:p>
              </table:table-cell>
              <table:table-cell office:value-type="float" office:value="72.49">
                <text:p>72.49</text:p>
              </table:table-cell>
              <table:table-cell office:value-type="float" office:value="145.09">
                <text:p>145.09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929">
                <text:p>152607993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30">
                <text:p>1526079930</text:p>
              </table:table-cell>
              <table:table-cell office:value-type="float" office:value="72.43">
                <text:p>72.43</text:p>
              </table:table-cell>
              <table:table-cell office:value-type="float" office:value="145">
                <text:p>145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31">
                <text:p>152607993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32">
                <text:p>152607993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33">
                <text:p>1526079930</text:p>
              </table:table-cell>
              <table:table-cell office:value-type="float" office:value="72.4">
                <text:p>72.4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34">
                <text:p>1526079930</text:p>
              </table:table-cell>
              <table:table-cell office:value-type="float" office:value="72.37">
                <text:p>72.37</text:p>
              </table:table-cell>
              <table:table-cell office:value-type="float" office:value="144.94">
                <text:p>144.94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935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36">
                <text:p>152607994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37">
                <text:p>1526079940</text:p>
              </table:table-cell>
              <table:table-cell office:value-type="float" office:value="72.42">
                <text:p>72.42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38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39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0">
                <text:p>1526079940</text:p>
              </table:table-cell>
              <table:table-cell office:value-type="float" office:value="72.46">
                <text:p>72.46</text:p>
              </table:table-cell>
              <table:table-cell office:value-type="float" office:value="144.92">
                <text:p>144.92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1">
                <text:p>1526079940</text:p>
              </table:table-cell>
              <table:table-cell office:value-type="float" office:value="72.43">
                <text:p>72.43</text:p>
              </table:table-cell>
              <table:table-cell office:value-type="float" office:value="144.94">
                <text:p>144.94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942">
                <text:p>152607994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2">
                <text:p>645.32</text:p>
              </table:table-cell>
            </table:table-row>
            <table:table-row>
              <table:table-cell office:value-type="float" office:value="1526079943">
                <text:p>1526079940</text:p>
              </table:table-cell>
              <table:table-cell office:value-type="float" office:value="72.48">
                <text:p>72.48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4">
                <text:p>152607994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5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6">
                <text:p>152607995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47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48">
                <text:p>152607995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9">
                <text:p>1526079950</text:p>
              </table:table-cell>
              <table:table-cell office:value-type="float" office:value="72.41">
                <text:p>72.41</text:p>
              </table:table-cell>
              <table:table-cell office:value-type="float" office:value="144.95">
                <text:p>144.95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50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4">
                <text:p>144.94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51">
                <text:p>152607995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52">
                <text:p>152607995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9953">
                <text:p>152607995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29">
                <text:p>645.29</text:p>
              </table:table-cell>
            </table:table-row>
            <table:table-row>
              <table:table-cell office:value-type="float" office:value="1526079954">
                <text:p>152607995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55">
                <text:p>1526079960</text:p>
              </table:table-cell>
              <table:table-cell office:value-type="float" office:value="72.38">
                <text:p>72.38</text:p>
              </table:table-cell>
              <table:table-cell office:value-type="float" office:value="144.92">
                <text:p>144.92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9956">
                <text:p>1526079960</text:p>
              </table:table-cell>
              <table:table-cell office:value-type="float" office:value="72.49">
                <text:p>72.49</text:p>
              </table:table-cell>
              <table:table-cell office:value-type="float" office:value="145.08">
                <text:p>145.0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57">
                <text:p>1526079960</text:p>
              </table:table-cell>
              <table:table-cell office:value-type="float" office:value="72.42">
                <text:p>72.42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58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59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60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5.03">
                <text:p>145.0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61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4.94">
                <text:p>144.9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962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63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64">
                <text:p>1526079960</text:p>
              </table:table-cell>
              <table:table-cell office:value-type="float" office:value="72.48">
                <text:p>72.48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965">
                <text:p>152607997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66">
                <text:p>152607997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67">
                <text:p>152607997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68">
                <text:p>1526079970</text:p>
              </table:table-cell>
              <table:table-cell office:value-type="float" office:value="72.51">
                <text:p>72.51</text:p>
              </table:table-cell>
              <table:table-cell office:value-type="float" office:value="145.04">
                <text:p>145.04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69">
                <text:p>15260799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70">
                <text:p>152607997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71">
                <text:p>152607997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972">
                <text:p>1526079970</text:p>
              </table:table-cell>
              <table:table-cell office:value-type="float" office:value="72.42">
                <text:p>72.42</text:p>
              </table:table-cell>
              <table:table-cell office:value-type="float" office:value="145">
                <text:p>14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73">
                <text:p>152607997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974">
                <text:p>1526079970</text:p>
              </table:table-cell>
              <table:table-cell office:value-type="float" office:value="72.49">
                <text:p>72.49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75">
                <text:p>152607998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76">
                <text:p>152607998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77">
                <text:p>152607998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78">
                <text:p>1526079980</text:p>
              </table:table-cell>
              <table:table-cell office:value-type="float" office:value="72.38">
                <text:p>72.38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79">
                <text:p>152607998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80">
                <text:p>152607998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81">
                <text:p>152607998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82">
                <text:p>1526079980</text:p>
              </table:table-cell>
              <table:table-cell office:value-type="float" office:value="72.42">
                <text:p>72.42</text:p>
              </table:table-cell>
              <table:table-cell office:value-type="float" office:value="144.95">
                <text:p>144.95</text:p>
              </table:table-cell>
              <table:table-cell office:value-type="float" office:value="645.38">
                <text:p>645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N.A1:LB_ON.E125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N.A2:LB_ON.A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N.B2:LB_ON.B125" chart:label-cell-address="LB_ON.B1:LB_ON.B1" chart:class="chart:line">
            <chart:data-point chart:repeated="124"/>
          </chart:series>
          <chart:series chart:style-name="ch8" chart:values-cell-range-address="LB_ON.C2:LB_ON.C125" chart:label-cell-address="LB_ON.C1:LB_ON.C1" chart:class="chart:line">
            <chart:data-point chart:repeated="124"/>
          </chart:series>
          <chart:series chart:style-name="ch9" chart:values-cell-range-address="LB_ON.D2:LB_ON.D125" chart:label-cell-address="LB_ON.D1:LB_ON.D1" chart:class="chart:line">
            <chart:data-point chart:repeated="124"/>
          </chart:series>
          <chart:series chart:style-name="ch10" chart:values-cell-range-address="LB_ON.E2:LB_ON.E125" chart:label-cell-address="LB_ON.E1:LB_ON.E1" chart:class="chart:line">
            <chart:data-point chart:repeated="1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N.B1:LB_ON.B1</svg:desc>
                </draw:g>
              </table:table-cell>
              <table:table-cell office:value-type="string">
                <text:p>GW2</text:p>
                <draw:g>
                  <svg:desc>LB_ON.C1:LB_ON.C1</svg:desc>
                </draw:g>
              </table:table-cell>
              <table:table-cell office:value-type="string">
                <text:p>GW3</text:p>
                <draw:g>
                  <svg:desc>LB_ON.D1:LB_ON.D1</svg:desc>
                </draw:g>
              </table:table-cell>
              <table:table-cell office:value-type="string">
                <text:p>GW4</text:p>
                <draw:g>
                  <svg:desc>LB_ON.E1:LB_ON.E1</svg:desc>
                </draw:g>
              </table:table-cell>
            </table:table-row>
          </table:table-header-rows>
          <table:table-rows>
            <table:table-row>
              <table:table-cell office:value-type="float" office:value="0.961087962962963">
                <text:p>0</text:p>
                <draw:g>
                  <svg:desc>LB_ON.A2:LB_ON.A125</svg:desc>
                </draw:g>
              </table:table-cell>
              <table:table-cell office:value-type="float" office:value="25">
                <text:p>25</text:p>
                <draw:g>
                  <svg:desc>LB_ON.B2:LB_ON.B125</svg:desc>
                </draw:g>
              </table:table-cell>
              <table:table-cell office:value-type="float" office:value="25">
                <text:p>25</text:p>
                <draw:g>
                  <svg:desc>LB_ON.C2:LB_ON.C125</svg:desc>
                </draw:g>
              </table:table-cell>
              <table:table-cell office:value-type="float" office:value="25">
                <text:p>25</text:p>
                <draw:g>
                  <svg:desc>LB_ON.D2:LB_ON.D125</svg:desc>
                </draw:g>
              </table:table-cell>
              <table:table-cell office:value-type="float" office:value="25">
                <text:p>25</text:p>
                <draw:g>
                  <svg:desc>LB_ON.E2:LB_ON.E125</svg:desc>
                </draw:g>
              </table:table-cell>
            </table:table-row>
            <table:table-row>
              <table:table-cell office:value-type="float" office:value="0.9610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19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2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31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3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6990740740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8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493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5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7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8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59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0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3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43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5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6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7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68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0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79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0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8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1909722222222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61921296296296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619328703703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96194444444444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961956018518518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961967592592593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61979166666667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961990740740741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02314814815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62013888888889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62025462962963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96203703703703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486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620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9620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620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620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621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621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62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621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621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621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621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1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19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622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5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622685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28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29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0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1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2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6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7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8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39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0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1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3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4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7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48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1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6252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6.A2:Sheet6.A126 Sheet6.D1:Sheet6.D126 Sheet6.H1:Sheet6.H126 Sheet6.L1:Sheet6.L126" chart:data-source-has-labels="both" svg:x="0.32cm" svg:y="0.18cm" svg:width="12.64cm" svg:height="8.64cm">
          <chartooo:coordinate-region svg:x="1.771cm" svg:y="0.379cm" svg:width="11.189cm" svg:height="6.6cm"/>
          <chart:axis chart:dimension="x" chart:name="primary-x" chart:style-name="ch4" chartooo:axis-type="auto">
            <chartooo:date-scale/>
            <chart:categories table:cell-range-address="Sheet6.A2:Sheet6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D2:Sheet6.D126" chart:label-cell-address="Sheet6.D1:Sheet6.D1" chart:class="chart:line">
            <chart:data-point chart:repeated="125"/>
          </chart:series>
          <chart:series chart:style-name="ch7" chart:values-cell-range-address="Sheet6.H2:Sheet6.H126" chart:label-cell-address="Sheet6.H1:Sheet6.H1" chart:class="chart:line">
            <chart:data-point chart:repeated="125"/>
          </chart:series>
          <chart:series chart:style-name="ch8" chart:values-cell-range-address="Sheet6.L2:Sheet6.L126" chart:label-cell-address="Sheet6.L1:Sheet6.L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6.D1:Sheet6.D1</svg:desc>
                </draw:g>
              </table:table-cell>
              <table:table-cell office:value-type="string">
                <text:p>180-AVG</text:p>
                <draw:g>
                  <svg:desc>Sheet6.H1:Sheet6.H1</svg:desc>
                </draw:g>
              </table:table-cell>
              <table:table-cell office:value-type="string">
                <text:p>200-AVG</text:p>
                <draw:g>
                  <svg:desc>Sheet6.L1:Sheet6.L1</svg:desc>
                </draw:g>
              </table:table-cell>
            </table:table-row>
          </table:table-header-rows>
          <table:table-rows>
            <table:table-row>
              <table:table-cell office:value-type="float" office:value="1526079858">
                <text:p>1526079860</text:p>
                <draw:g>
                  <svg:desc>Sheet6.A2:Sheet6.A126</svg:desc>
                </draw:g>
              </table:table-cell>
              <table:table-cell office:value-type="float" office:value="72.55">
                <text:p>72.55</text:p>
                <draw:g>
                  <svg:desc>Sheet6.D2:Sheet6.D126</svg:desc>
                </draw:g>
              </table:table-cell>
              <table:table-cell office:value-type="float" office:value="145.1">
                <text:p>145.1</text:p>
                <draw:g>
                  <svg:desc>Sheet6.H2:Sheet6.H126</svg:desc>
                </draw:g>
              </table:table-cell>
              <table:table-cell office:value-type="float" office:value="645.55">
                <text:p>645.55</text:p>
                <draw:g>
                  <svg:desc>Sheet6.L2:Sheet6.L126</svg:desc>
                </draw:g>
              </table:table-cell>
            </table:table-row>
            <table:table-row>
              <table:table-cell office:value-type="float" office:value="1526079859">
                <text:p>1526079860</text:p>
              </table:table-cell>
              <table:table-cell office:value-type="float" office:value="72.54">
                <text:p>72.54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860">
                <text:p>1526079860</text:p>
              </table:table-cell>
              <table:table-cell office:value-type="float" office:value="72.55">
                <text:p>72.55</text:p>
              </table:table-cell>
              <table:table-cell office:value-type="float" office:value="145.05">
                <text:p>145.05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861">
                <text:p>1526079860</text:p>
              </table:table-cell>
              <table:table-cell office:value-type="float" office:value="72.53">
                <text:p>72.53</text:p>
              </table:table-cell>
              <table:table-cell office:value-type="float" office:value="145.04">
                <text:p>145.0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862">
                <text:p>1526079860</text:p>
              </table:table-cell>
              <table:table-cell office:value-type="float" office:value="72.53">
                <text:p>72.53</text:p>
              </table:table-cell>
              <table:table-cell office:value-type="float" office:value="145.04">
                <text:p>145.04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863">
                <text:p>1526079860</text:p>
              </table:table-cell>
              <table:table-cell office:value-type="float" office:value="72.49">
                <text:p>72.49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64">
                <text:p>1526079860</text:p>
              </table:table-cell>
              <table:table-cell office:value-type="float" office:value="72.46">
                <text:p>72.46</text:p>
              </table:table-cell>
              <table:table-cell office:value-type="float" office:value="144.98">
                <text:p>144.98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865">
                <text:p>1526079870</text:p>
              </table:table-cell>
              <table:table-cell office:value-type="float" office:value="72.48">
                <text:p>72.48</text:p>
              </table:table-cell>
              <table:table-cell office:value-type="float" office:value="144.99">
                <text:p>144.99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866">
                <text:p>152607987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67">
                <text:p>1526079870</text:p>
              </table:table-cell>
              <table:table-cell office:value-type="float" office:value="72.42">
                <text:p>72.42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868">
                <text:p>1526079870</text:p>
              </table:table-cell>
              <table:table-cell office:value-type="float" office:value="72.47">
                <text:p>72.47</text:p>
              </table:table-cell>
              <table:table-cell office:value-type="float" office:value="145.08">
                <text:p>145.08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869">
                <text:p>152607987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0">
                <text:p>1526079870</text:p>
              </table:table-cell>
              <table:table-cell office:value-type="float" office:value="72.4">
                <text:p>72.4</text:p>
              </table:table-cell>
              <table:table-cell office:value-type="float" office:value="145">
                <text:p>14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1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2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73">
                <text:p>15260798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74">
                <text:p>152607987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875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45.06">
                <text:p>145.0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876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877">
                <text:p>1526079880</text:p>
              </table:table-cell>
              <table:table-cell office:value-type="float" office:value="72.41">
                <text:p>72.41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78">
                <text:p>1526079880</text:p>
              </table:table-cell>
              <table:table-cell office:value-type="float" office:value="72.43">
                <text:p>72.43</text:p>
              </table:table-cell>
              <table:table-cell office:value-type="float" office:value="146.45">
                <text:p>146.45</text:p>
              </table:table-cell>
              <table:table-cell office:value-type="float" office:value="654.58">
                <text:p>654.58</text:p>
              </table:table-cell>
            </table:table-row>
            <table:table-row>
              <table:table-cell office:value-type="float" office:value="1526079879">
                <text:p>1526079880</text:p>
              </table:table-cell>
              <table:table-cell office:value-type="float" office:value="72.42">
                <text:p>72.42</text:p>
              </table:table-cell>
              <table:table-cell office:value-type="float" office:value="176.39">
                <text:p>176.39</text:p>
              </table:table-cell>
              <table:table-cell office:value-type="float" office:value="674.01">
                <text:p>674.01</text:p>
              </table:table-cell>
            </table:table-row>
            <table:table-row>
              <table:table-cell office:value-type="float" office:value="1526079880">
                <text:p>1526079880</text:p>
              </table:table-cell>
              <table:table-cell office:value-type="float" office:value="72.46">
                <text:p>72.46</text:p>
              </table:table-cell>
              <table:table-cell office:value-type="float" office:value="160.37">
                <text:p>160.37</text:p>
              </table:table-cell>
              <table:table-cell office:value-type="float" office:value="708.77">
                <text:p>708.77</text:p>
              </table:table-cell>
            </table:table-row>
            <table:table-row>
              <table:table-cell office:value-type="float" office:value="1526079881">
                <text:p>1526079880</text:p>
              </table:table-cell>
              <table:table-cell office:value-type="float" office:value="72.43">
                <text:p>72.43</text:p>
              </table:table-cell>
              <table:table-cell office:value-type="float" office:value="145.88">
                <text:p>145.88</text:p>
              </table:table-cell>
              <table:table-cell office:value-type="float" office:value="660.48">
                <text:p>660.48</text:p>
              </table:table-cell>
            </table:table-row>
            <table:table-row>
              <table:table-cell office:value-type="float" office:value="1526079882">
                <text:p>1526079880</text:p>
              </table:table-cell>
              <table:table-cell office:value-type="float" office:value="72.44">
                <text:p>72.44</text:p>
              </table:table-cell>
              <table:table-cell office:value-type="float" office:value="146.4">
                <text:p>146.4</text:p>
              </table:table-cell>
              <table:table-cell office:value-type="float" office:value="648.43">
                <text:p>648.43</text:p>
              </table:table-cell>
            </table:table-row>
            <table:table-row>
              <table:table-cell office:value-type="float" office:value="1526079883">
                <text:p>1526079880</text:p>
              </table:table-cell>
              <table:table-cell office:value-type="float" office:value="72.44">
                <text:p>72.44</text:p>
              </table:table-cell>
              <table:table-cell office:value-type="float" office:value="149.47">
                <text:p>149.47</text:p>
              </table:table-cell>
              <table:table-cell office:value-type="float" office:value="661.43">
                <text:p>661.43</text:p>
              </table:table-cell>
            </table:table-row>
            <table:table-row>
              <table:table-cell office:value-type="float" office:value="1526079884">
                <text:p>1526079880</text:p>
              </table:table-cell>
              <table:table-cell office:value-type="float" office:value="72.48">
                <text:p>72.48</text:p>
              </table:table-cell>
              <table:table-cell office:value-type="float" office:value="152.77">
                <text:p>152.77</text:p>
              </table:table-cell>
              <table:table-cell office:value-type="float" office:value="675.82">
                <text:p>675.82</text:p>
              </table:table-cell>
            </table:table-row>
            <table:table-row>
              <table:table-cell office:value-type="float" office:value="1526079885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7.98">
                <text:p>147.98</text:p>
              </table:table-cell>
              <table:table-cell office:value-type="float" office:value="649.73">
                <text:p>649.73</text:p>
              </table:table-cell>
            </table:table-row>
            <table:table-row>
              <table:table-cell office:value-type="float" office:value="1526079886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6.37">
                <text:p>146.37</text:p>
              </table:table-cell>
              <table:table-cell office:value-type="float" office:value="649.98">
                <text:p>649.98</text:p>
              </table:table-cell>
            </table:table-row>
            <table:table-row>
              <table:table-cell office:value-type="float" office:value="1526079887">
                <text:p>1526079890</text:p>
              </table:table-cell>
              <table:table-cell office:value-type="float" office:value="72.53">
                <text:p>72.53</text:p>
              </table:table-cell>
              <table:table-cell office:value-type="float" office:value="151">
                <text:p>151</text:p>
              </table:table-cell>
              <table:table-cell office:value-type="float" office:value="744.18">
                <text:p>744.18</text:p>
              </table:table-cell>
            </table:table-row>
            <table:table-row>
              <table:table-cell office:value-type="float" office:value="1526079888">
                <text:p>152607989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7.9">
                <text:p>647.9</text:p>
              </table:table-cell>
            </table:table-row>
            <table:table-row>
              <table:table-cell office:value-type="float" office:value="1526079889">
                <text:p>152607989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890">
                <text:p>152607989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891">
                <text:p>152607989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892">
                <text:p>152607989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893">
                <text:p>1526079890</text:p>
              </table:table-cell>
              <table:table-cell office:value-type="float" office:value="72.43">
                <text:p>72.43</text:p>
              </table:table-cell>
              <table:table-cell office:value-type="float" office:value="144.92">
                <text:p>144.92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894">
                <text:p>152607989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895">
                <text:p>152607990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9896">
                <text:p>1526079900</text:p>
              </table:table-cell>
              <table:table-cell office:value-type="float" office:value="72.53">
                <text:p>72.53</text:p>
              </table:table-cell>
              <table:table-cell office:value-type="float" office:value="145.1">
                <text:p>145.1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897">
                <text:p>1526079900</text:p>
              </table:table-cell>
              <table:table-cell office:value-type="float" office:value="72.41">
                <text:p>72.41</text:p>
              </table:table-cell>
              <table:table-cell office:value-type="float" office:value="144.96">
                <text:p>144.96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898">
                <text:p>1526079900</text:p>
              </table:table-cell>
              <table:table-cell office:value-type="float" office:value="72.51">
                <text:p>72.51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899">
                <text:p>152607990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00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01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2">
                <text:p>1526079900</text:p>
              </table:table-cell>
              <table:table-cell office:value-type="float" office:value="72.38">
                <text:p>72.38</text:p>
              </table:table-cell>
              <table:table-cell office:value-type="float" office:value="144.91">
                <text:p>144.9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3">
                <text:p>1526079900</text:p>
              </table:table-cell>
              <table:table-cell office:value-type="float" office:value="72.37">
                <text:p>72.37</text:p>
              </table:table-cell>
              <table:table-cell office:value-type="float" office:value="144.92">
                <text:p>144.92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904">
                <text:p>152607990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05">
                <text:p>152607991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06">
                <text:p>152607991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07">
                <text:p>152607991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08">
                <text:p>1526079910</text:p>
              </table:table-cell>
              <table:table-cell office:value-type="float" office:value="72.52">
                <text:p>72.52</text:p>
              </table:table-cell>
              <table:table-cell office:value-type="float" office:value="169.34">
                <text:p>169.34</text:p>
              </table:table-cell>
              <table:table-cell office:value-type="float" office:value="655.66">
                <text:p>655.66</text:p>
              </table:table-cell>
            </table:table-row>
            <table:table-row>
              <table:table-cell office:value-type="float" office:value="1526079909">
                <text:p>1526079910</text:p>
              </table:table-cell>
              <table:table-cell office:value-type="float" office:value="72.47">
                <text:p>72.47</text:p>
              </table:table-cell>
              <table:table-cell office:value-type="float" office:value="284.91">
                <text:p>284.91</text:p>
              </table:table-cell>
              <table:table-cell office:value-type="float" office:value="650.22">
                <text:p>650.22</text:p>
              </table:table-cell>
            </table:table-row>
            <table:table-row>
              <table:table-cell office:value-type="float" office:value="1526079910">
                <text:p>1526079910</text:p>
              </table:table-cell>
              <table:table-cell office:value-type="float" office:value="72.49">
                <text:p>72.49</text:p>
              </table:table-cell>
              <table:table-cell office:value-type="float" office:value="209.56">
                <text:p>209.56</text:p>
              </table:table-cell>
              <table:table-cell office:value-type="float" office:value="1135.87">
                <text:p>1135.87</text:p>
              </table:table-cell>
            </table:table-row>
            <table:table-row>
              <table:table-cell office:value-type="float" office:value="1526079911">
                <text:p>1526079910</text:p>
              </table:table-cell>
              <table:table-cell office:value-type="float" office:value="72.47">
                <text:p>72.47</text:p>
              </table:table-cell>
              <table:table-cell office:value-type="float" office:value="251.56">
                <text:p>251.56</text:p>
              </table:table-cell>
              <table:table-cell office:value-type="float" office:value="1183.7">
                <text:p>1183.7</text:p>
              </table:table-cell>
            </table:table-row>
            <table:table-row>
              <table:table-cell office:value-type="float" office:value="1526079912">
                <text:p>1526079910</text:p>
              </table:table-cell>
              <table:table-cell office:value-type="float" office:value="72.48">
                <text:p>72.48</text:p>
              </table:table-cell>
              <table:table-cell office:value-type="float" office:value="147.12">
                <text:p>147.12</text:p>
              </table:table-cell>
              <table:table-cell office:value-type="float" office:value="1039.33">
                <text:p>1039.33</text:p>
              </table:table-cell>
            </table:table-row>
            <table:table-row>
              <table:table-cell office:value-type="float" office:value="1526079913">
                <text:p>1526079910</text:p>
              </table:table-cell>
              <table:table-cell office:value-type="float" office:value="72.41">
                <text:p>72.41</text:p>
              </table:table-cell>
              <table:table-cell office:value-type="float" office:value="145.09">
                <text:p>145.09</text:p>
              </table:table-cell>
              <table:table-cell office:value-type="float" office:value="655.49">
                <text:p>655.49</text:p>
              </table:table-cell>
            </table:table-row>
            <table:table-row>
              <table:table-cell office:value-type="float" office:value="1526079914">
                <text:p>1526079910</text:p>
              </table:table-cell>
              <table:table-cell office:value-type="float" office:value="72.48">
                <text:p>72.48</text:p>
              </table:table-cell>
              <table:table-cell office:value-type="float" office:value="145.64">
                <text:p>145.64</text:p>
              </table:table-cell>
              <table:table-cell office:value-type="float" office:value="648.85">
                <text:p>648.85</text:p>
              </table:table-cell>
            </table:table-row>
            <table:table-row>
              <table:table-cell office:value-type="float" office:value="1526079915">
                <text:p>1526079920</text:p>
              </table:table-cell>
              <table:table-cell office:value-type="float" office:value="72.52">
                <text:p>72.52</text:p>
              </table:table-cell>
              <table:table-cell office:value-type="float" office:value="151">
                <text:p>151</text:p>
              </table:table-cell>
              <table:table-cell office:value-type="float" office:value="658.22">
                <text:p>658.22</text:p>
              </table:table-cell>
            </table:table-row>
            <table:table-row>
              <table:table-cell office:value-type="float" office:value="1526079916">
                <text:p>1526079920</text:p>
              </table:table-cell>
              <table:table-cell office:value-type="float" office:value="72.51">
                <text:p>72.51</text:p>
              </table:table-cell>
              <table:table-cell office:value-type="float" office:value="182.7">
                <text:p>182.7</text:p>
              </table:table-cell>
              <table:table-cell office:value-type="float" office:value="655.14">
                <text:p>655.14</text:p>
              </table:table-cell>
            </table:table-row>
            <table:table-row>
              <table:table-cell office:value-type="float" office:value="1526079917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69.89">
                <text:p>169.89</text:p>
              </table:table-cell>
              <table:table-cell office:value-type="float" office:value="699.05">
                <text:p>699.05</text:p>
              </table:table-cell>
            </table:table-row>
            <table:table-row>
              <table:table-cell office:value-type="float" office:value="1526079918">
                <text:p>1526079920</text:p>
              </table:table-cell>
              <table:table-cell office:value-type="float" office:value="72.42">
                <text:p>72.42</text:p>
              </table:table-cell>
              <table:table-cell office:value-type="float" office:value="146.26">
                <text:p>146.26</text:p>
              </table:table-cell>
              <table:table-cell office:value-type="float" office:value="746.79">
                <text:p>746.79</text:p>
              </table:table-cell>
            </table:table-row>
            <table:table-row>
              <table:table-cell office:value-type="float" office:value="1526079919">
                <text:p>1526079920</text:p>
              </table:table-cell>
              <table:table-cell office:value-type="float" office:value="72.48">
                <text:p>72.48</text:p>
              </table:table-cell>
              <table:table-cell office:value-type="float" office:value="145.07">
                <text:p>145.0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20">
                <text:p>1526079920</text:p>
              </table:table-cell>
              <table:table-cell office:value-type="float" office:value="72.56">
                <text:p>72.56</text:p>
              </table:table-cell>
              <table:table-cell office:value-type="float" office:value="145.16">
                <text:p>145.16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921">
                <text:p>1526079920</text:p>
              </table:table-cell>
              <table:table-cell office:value-type="float" office:value="72.49">
                <text:p>72.49</text:p>
              </table:table-cell>
              <table:table-cell office:value-type="float" office:value="145.1">
                <text:p>145.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2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45.09">
                <text:p>145.09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3">
                <text:p>1526079920</text:p>
              </table:table-cell>
              <table:table-cell office:value-type="float" office:value="72.47">
                <text:p>72.47</text:p>
              </table:table-cell>
              <table:table-cell office:value-type="float" office:value="145.09">
                <text:p>145.0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24">
                <text:p>1526079920</text:p>
              </table:table-cell>
              <table:table-cell office:value-type="float" office:value="72.45">
                <text:p>72.45</text:p>
              </table:table-cell>
              <table:table-cell office:value-type="float" office:value="145.11">
                <text:p>145.1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25">
                <text:p>1526079930</text:p>
              </table:table-cell>
              <table:table-cell office:value-type="float" office:value="72.53">
                <text:p>72.53</text:p>
              </table:table-cell>
              <table:table-cell office:value-type="float" office:value="145.14">
                <text:p>145.14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926">
                <text:p>1526079930</text:p>
              </table:table-cell>
              <table:table-cell office:value-type="float" office:value="72.5">
                <text:p>72.5</text:p>
              </table:table-cell>
              <table:table-cell office:value-type="float" office:value="145.13">
                <text:p>145.13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927">
                <text:p>1526079930</text:p>
              </table:table-cell>
              <table:table-cell office:value-type="float" office:value="72.47">
                <text:p>72.47</text:p>
              </table:table-cell>
              <table:table-cell office:value-type="float" office:value="145.08">
                <text:p>145.0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28">
                <text:p>1526079930</text:p>
              </table:table-cell>
              <table:table-cell office:value-type="float" office:value="72.49">
                <text:p>72.49</text:p>
              </table:table-cell>
              <table:table-cell office:value-type="float" office:value="145.09">
                <text:p>145.09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929">
                <text:p>152607993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30">
                <text:p>1526079930</text:p>
              </table:table-cell>
              <table:table-cell office:value-type="float" office:value="72.43">
                <text:p>72.43</text:p>
              </table:table-cell>
              <table:table-cell office:value-type="float" office:value="145">
                <text:p>145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31">
                <text:p>152607993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32">
                <text:p>152607993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33">
                <text:p>1526079930</text:p>
              </table:table-cell>
              <table:table-cell office:value-type="float" office:value="72.4">
                <text:p>72.4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34">
                <text:p>1526079930</text:p>
              </table:table-cell>
              <table:table-cell office:value-type="float" office:value="72.37">
                <text:p>72.37</text:p>
              </table:table-cell>
              <table:table-cell office:value-type="float" office:value="144.94">
                <text:p>144.94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935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36">
                <text:p>152607994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937">
                <text:p>1526079940</text:p>
              </table:table-cell>
              <table:table-cell office:value-type="float" office:value="72.42">
                <text:p>72.42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38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39">
                <text:p>152607994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0">
                <text:p>1526079940</text:p>
              </table:table-cell>
              <table:table-cell office:value-type="float" office:value="72.46">
                <text:p>72.46</text:p>
              </table:table-cell>
              <table:table-cell office:value-type="float" office:value="144.92">
                <text:p>144.92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1">
                <text:p>1526079940</text:p>
              </table:table-cell>
              <table:table-cell office:value-type="float" office:value="72.43">
                <text:p>72.43</text:p>
              </table:table-cell>
              <table:table-cell office:value-type="float" office:value="144.94">
                <text:p>144.94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942">
                <text:p>152607994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2">
                <text:p>645.32</text:p>
              </table:table-cell>
            </table:table-row>
            <table:table-row>
              <table:table-cell office:value-type="float" office:value="1526079943">
                <text:p>1526079940</text:p>
              </table:table-cell>
              <table:table-cell office:value-type="float" office:value="72.48">
                <text:p>72.48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4">
                <text:p>152607994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5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46">
                <text:p>152607995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47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48">
                <text:p>152607995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49">
                <text:p>1526079950</text:p>
              </table:table-cell>
              <table:table-cell office:value-type="float" office:value="72.41">
                <text:p>72.41</text:p>
              </table:table-cell>
              <table:table-cell office:value-type="float" office:value="144.95">
                <text:p>144.95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50">
                <text:p>1526079950</text:p>
              </table:table-cell>
              <table:table-cell office:value-type="float" office:value="72.43">
                <text:p>72.43</text:p>
              </table:table-cell>
              <table:table-cell office:value-type="float" office:value="144.94">
                <text:p>144.94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951">
                <text:p>152607995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52">
                <text:p>152607995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9953">
                <text:p>152607995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29">
                <text:p>645.29</text:p>
              </table:table-cell>
            </table:table-row>
            <table:table-row>
              <table:table-cell office:value-type="float" office:value="1526079954">
                <text:p>152607995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55">
                <text:p>1526079960</text:p>
              </table:table-cell>
              <table:table-cell office:value-type="float" office:value="72.38">
                <text:p>72.38</text:p>
              </table:table-cell>
              <table:table-cell office:value-type="float" office:value="144.92">
                <text:p>144.92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9956">
                <text:p>1526079960</text:p>
              </table:table-cell>
              <table:table-cell office:value-type="float" office:value="72.49">
                <text:p>72.49</text:p>
              </table:table-cell>
              <table:table-cell office:value-type="float" office:value="145.08">
                <text:p>145.0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57">
                <text:p>1526079960</text:p>
              </table:table-cell>
              <table:table-cell office:value-type="float" office:value="72.42">
                <text:p>72.42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58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59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60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5.03">
                <text:p>145.0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61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4.94">
                <text:p>144.9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962">
                <text:p>152607996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63">
                <text:p>152607996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64">
                <text:p>1526079960</text:p>
              </table:table-cell>
              <table:table-cell office:value-type="float" office:value="72.48">
                <text:p>72.48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965">
                <text:p>152607997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66">
                <text:p>152607997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67">
                <text:p>152607997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68">
                <text:p>1526079970</text:p>
              </table:table-cell>
              <table:table-cell office:value-type="float" office:value="72.51">
                <text:p>72.51</text:p>
              </table:table-cell>
              <table:table-cell office:value-type="float" office:value="145.04">
                <text:p>145.04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969">
                <text:p>15260799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970">
                <text:p>152607997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71">
                <text:p>152607997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972">
                <text:p>1526079970</text:p>
              </table:table-cell>
              <table:table-cell office:value-type="float" office:value="72.42">
                <text:p>72.42</text:p>
              </table:table-cell>
              <table:table-cell office:value-type="float" office:value="145">
                <text:p>145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73">
                <text:p>152607997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9974">
                <text:p>1526079970</text:p>
              </table:table-cell>
              <table:table-cell office:value-type="float" office:value="72.49">
                <text:p>72.49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975">
                <text:p>152607998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976">
                <text:p>152607998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77">
                <text:p>152607998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78">
                <text:p>1526079980</text:p>
              </table:table-cell>
              <table:table-cell office:value-type="float" office:value="72.38">
                <text:p>72.38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979">
                <text:p>152607998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980">
                <text:p>152607998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9981">
                <text:p>152607998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982">
                <text:p>1526079980</text:p>
              </table:table-cell>
              <table:table-cell office:value-type="float" office:value="72.42">
                <text:p>72.42</text:p>
              </table:table-cell>
              <table:table-cell office:value-type="float" office:value="144.95">
                <text:p>144.95</text:p>
              </table:table-cell>
              <table:table-cell office:value-type="float" office:value="645.38">
                <text:p>645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FF.A2:LB_OFF.E118 LB_OFF.B1:LB_OFF.E1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FF.A2:LB_OFF.A1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FF.B2:LB_OFF.B118" chart:label-cell-address="LB_OFF.B1:LB_OFF.B1" chart:class="chart:line">
            <chart:data-point chart:repeated="117"/>
          </chart:series>
          <chart:series chart:style-name="ch8" chart:values-cell-range-address="LB_OFF.C2:LB_OFF.C118" chart:label-cell-address="LB_OFF.C1:LB_OFF.C1" chart:class="chart:line">
            <chart:data-point chart:repeated="117"/>
          </chart:series>
          <chart:series chart:style-name="ch9" chart:values-cell-range-address="LB_OFF.D2:LB_OFF.D118" chart:label-cell-address="LB_OFF.D1:LB_OFF.D1" chart:class="chart:line">
            <chart:data-point chart:repeated="117"/>
          </chart:series>
          <chart:series chart:style-name="ch10" chart:values-cell-range-address="LB_OFF.E2:LB_OFF.E118" chart:label-cell-address="LB_OFF.E1:LB_OFF.E1" chart:class="chart:line"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FF.B1:LB_OFF.B1</svg:desc>
                </draw:g>
              </table:table-cell>
              <table:table-cell office:value-type="string">
                <text:p>GW2</text:p>
                <draw:g>
                  <svg:desc>LB_OFF.C1:LB_OFF.C1</svg:desc>
                </draw:g>
              </table:table-cell>
              <table:table-cell office:value-type="string">
                <text:p>GW3</text:p>
                <draw:g>
                  <svg:desc>LB_OFF.D1:LB_OFF.D1</svg:desc>
                </draw:g>
              </table:table-cell>
              <table:table-cell office:value-type="string">
                <text:p>GW4</text:p>
                <draw:g>
                  <svg:desc>LB_OFF.E1:LB_OFF.E1</svg:desc>
                </draw:g>
              </table:table-cell>
            </table:table-row>
          </table:table-header-rows>
          <table:table-rows>
            <table:table-row>
              <table:table-cell office:value-type="float" office:value="0.957696759259259">
                <text:p>0</text:p>
                <draw:g>
                  <svg:desc>LB_OFF.A2:LB_OFF.A118</svg:desc>
                </draw:g>
              </table:table-cell>
              <table:table-cell office:value-type="float" office:value="25">
                <text:p>25</text:p>
                <draw:g>
                  <svg:desc>LB_OFF.B2:LB_OFF.B118</svg:desc>
                </draw:g>
              </table:table-cell>
              <table:table-cell office:value-type="float" office:value="25">
                <text:p>25</text:p>
                <draw:g>
                  <svg:desc>LB_OFF.C2:LB_OFF.C118</svg:desc>
                </draw:g>
              </table:table-cell>
              <table:table-cell office:value-type="float" office:value="25">
                <text:p>25</text:p>
                <draw:g>
                  <svg:desc>LB_OFF.D2:LB_OFF.D118</svg:desc>
                </draw:g>
              </table:table-cell>
              <table:table-cell office:value-type="float" office:value="25">
                <text:p>25</text:p>
                <draw:g>
                  <svg:desc>LB_OFF.E2:LB_OFF.E118</svg:desc>
                </draw:g>
              </table:table-cell>
            </table:table-row>
            <table:table-row>
              <table:table-cell office:value-type="float" office:value="0.95770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1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3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4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6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7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78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0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89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0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7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43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159722222222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71296296296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8287037037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194444444444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5820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2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6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3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7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8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0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1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3009259259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69212962962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7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31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8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6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81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899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590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5.A2:Sheet5.A126 Sheet5.D1:Sheet5.D126 Sheet5.H1:Sheet5.H126 Sheet5.L1:Sheet5.L126" chart:data-source-has-labels="both" svg:x="0.32cm" svg:y="0.18cm" svg:width="12.64cm" svg:height="8.64cm">
          <chartooo:coordinate-region svg:x="1.771cm" svg:y="0.379cm" svg:width="11.189cm" svg:height="6.6cm"/>
          <chart:axis chart:dimension="x" chart:name="primary-x" chart:style-name="ch4" chartooo:axis-type="auto">
            <chartooo:date-scale/>
            <chart:categories table:cell-range-address="Sheet5.A2:Sheet5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126" chart:label-cell-address="Sheet5.D1:Sheet5.D1" chart:class="chart:line">
            <chart:data-point chart:repeated="125"/>
          </chart:series>
          <chart:series chart:style-name="ch7" chart:values-cell-range-address="Sheet5.H2:Sheet5.H126" chart:label-cell-address="Sheet5.H1:Sheet5.H1" chart:class="chart:line">
            <chart:data-point chart:repeated="125"/>
          </chart:series>
          <chart:series chart:style-name="ch8" chart:values-cell-range-address="Sheet5.L2:Sheet5.L126" chart:label-cell-address="Sheet5.L1:Sheet5.L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5.D1:Sheet5.D1</svg:desc>
                </draw:g>
              </table:table-cell>
              <table:table-cell office:value-type="string">
                <text:p>180-AVG</text:p>
                <draw:g>
                  <svg:desc>Sheet5.H1:Sheet5.H1</svg:desc>
                </draw:g>
              </table:table-cell>
              <table:table-cell office:value-type="string">
                <text:p>200-AVG</text:p>
                <draw:g>
                  <svg:desc>Sheet5.L1:Sheet5.L1</svg:desc>
                </draw:g>
              </table:table-cell>
            </table:table-row>
          </table:table-header-rows>
          <table:table-rows>
            <table:table-row>
              <table:table-cell office:value-type="float" office:value="1526079536">
                <text:p>1526079540</text:p>
                <draw:g>
                  <svg:desc>Sheet5.A2:Sheet5.A126</svg:desc>
                </draw:g>
              </table:table-cell>
              <table:table-cell office:value-type="float" office:value="72.59">
                <text:p>72.59</text:p>
                <draw:g>
                  <svg:desc>Sheet5.D2:Sheet5.D126</svg:desc>
                </draw:g>
              </table:table-cell>
              <table:table-cell office:value-type="float" office:value="145.25">
                <text:p>145.25</text:p>
                <draw:g>
                  <svg:desc>Sheet5.H2:Sheet5.H126</svg:desc>
                </draw:g>
              </table:table-cell>
              <table:table-cell office:value-type="float" office:value="645.78">
                <text:p>645.78</text:p>
                <draw:g>
                  <svg:desc>Sheet5.L2:Sheet5.L126</svg:desc>
                </draw:g>
              </table:table-cell>
            </table:table-row>
            <table:table-row>
              <table:table-cell office:value-type="float" office:value="1526079537">
                <text:p>1526079540</text:p>
              </table:table-cell>
              <table:table-cell office:value-type="float" office:value="72.55">
                <text:p>72.55</text:p>
              </table:table-cell>
              <table:table-cell office:value-type="float" office:value="145.21">
                <text:p>145.21</text:p>
              </table:table-cell>
              <table:table-cell office:value-type="float" office:value="645.72">
                <text:p>645.72</text:p>
              </table:table-cell>
            </table:table-row>
            <table:table-row>
              <table:table-cell office:value-type="float" office:value="1526079538">
                <text:p>1526079540</text:p>
              </table:table-cell>
              <table:table-cell office:value-type="float" office:value="72.51">
                <text:p>72.51</text:p>
              </table:table-cell>
              <table:table-cell office:value-type="float" office:value="145.11">
                <text:p>145.1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9539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6">
                <text:p>145.16</text:p>
              </table:table-cell>
              <table:table-cell office:value-type="float" office:value="645.64">
                <text:p>645.64</text:p>
              </table:table-cell>
            </table:table-row>
            <table:table-row>
              <table:table-cell office:value-type="float" office:value="1526079540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8">
                <text:p>145.18</text:p>
              </table:table-cell>
              <table:table-cell office:value-type="float" office:value="645.67">
                <text:p>645.67</text:p>
              </table:table-cell>
            </table:table-row>
            <table:table-row>
              <table:table-cell office:value-type="float" office:value="1526079541">
                <text:p>1526079540</text:p>
              </table:table-cell>
              <table:table-cell office:value-type="float" office:value="72.56">
                <text:p>72.56</text:p>
              </table:table-cell>
              <table:table-cell office:value-type="float" office:value="145.17">
                <text:p>145.17</text:p>
              </table:table-cell>
              <table:table-cell office:value-type="float" office:value="645.61">
                <text:p>645.61</text:p>
              </table:table-cell>
            </table:table-row>
            <table:table-row>
              <table:table-cell office:value-type="float" office:value="1526079542">
                <text:p>1526079540</text:p>
              </table:table-cell>
              <table:table-cell office:value-type="float" office:value="72.46">
                <text:p>72.46</text:p>
              </table:table-cell>
              <table:table-cell office:value-type="float" office:value="145.12">
                <text:p>145.12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543">
                <text:p>1526079540</text:p>
              </table:table-cell>
              <table:table-cell office:value-type="float" office:value="72.44">
                <text:p>72.44</text:p>
              </table:table-cell>
              <table:table-cell office:value-type="float" office:value="145.09">
                <text:p>145.09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44">
                <text:p>1526079540</text:p>
              </table:table-cell>
              <table:table-cell office:value-type="float" office:value="72.51">
                <text:p>72.51</text:p>
              </table:table-cell>
              <table:table-cell office:value-type="float" office:value="145.1">
                <text:p>145.1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545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14">
                <text:p>145.14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9546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12">
                <text:p>145.12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47">
                <text:p>1526079550</text:p>
              </table:table-cell>
              <table:table-cell office:value-type="float" office:value="72.49">
                <text:p>72.49</text:p>
              </table:table-cell>
              <table:table-cell office:value-type="float" office:value="145.09">
                <text:p>145.09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548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45.11">
                <text:p>145.11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9549">
                <text:p>1526079550</text:p>
              </table:table-cell>
              <table:table-cell office:value-type="float" office:value="72.53">
                <text:p>72.53</text:p>
              </table:table-cell>
              <table:table-cell office:value-type="float" office:value="145.17">
                <text:p>145.17</text:p>
              </table:table-cell>
              <table:table-cell office:value-type="float" office:value="646.7">
                <text:p>646.7</text:p>
              </table:table-cell>
            </table:table-row>
            <table:table-row>
              <table:table-cell office:value-type="float" office:value="1526079550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53.64">
                <text:p>153.64</text:p>
              </table:table-cell>
              <table:table-cell office:value-type="float" office:value="670.97">
                <text:p>670.97</text:p>
              </table:table-cell>
            </table:table-row>
            <table:table-row>
              <table:table-cell office:value-type="float" office:value="1526079551">
                <text:p>1526079550</text:p>
              </table:table-cell>
              <table:table-cell office:value-type="float" office:value="72.46">
                <text:p>72.46</text:p>
              </table:table-cell>
              <table:table-cell office:value-type="float" office:value="149.37">
                <text:p>149.37</text:p>
              </table:table-cell>
              <table:table-cell office:value-type="float" office:value="718.14">
                <text:p>718.14</text:p>
              </table:table-cell>
            </table:table-row>
            <table:table-row>
              <table:table-cell office:value-type="float" office:value="1526079552">
                <text:p>1526079550</text:p>
              </table:table-cell>
              <table:table-cell office:value-type="float" office:value="72.58">
                <text:p>72.58</text:p>
              </table:table-cell>
              <table:table-cell office:value-type="float" office:value="158.89">
                <text:p>158.89</text:p>
              </table:table-cell>
              <table:table-cell office:value-type="float" office:value="696.78">
                <text:p>696.78</text:p>
              </table:table-cell>
            </table:table-row>
            <table:table-row>
              <table:table-cell office:value-type="float" office:value="1526079553">
                <text:p>1526079550</text:p>
              </table:table-cell>
              <table:table-cell office:value-type="float" office:value="72.51">
                <text:p>72.51</text:p>
              </table:table-cell>
              <table:table-cell office:value-type="float" office:value="146.21">
                <text:p>146.21</text:p>
              </table:table-cell>
              <table:table-cell office:value-type="float" office:value="732.47">
                <text:p>732.47</text:p>
              </table:table-cell>
            </table:table-row>
            <table:table-row>
              <table:table-cell office:value-type="float" office:value="1526079554">
                <text:p>1526079550</text:p>
              </table:table-cell>
              <table:table-cell office:value-type="float" office:value="72.45">
                <text:p>72.45</text:p>
              </table:table-cell>
              <table:table-cell office:value-type="float" office:value="147.82">
                <text:p>147.82</text:p>
              </table:table-cell>
              <table:table-cell office:value-type="float" office:value="646.57">
                <text:p>646.57</text:p>
              </table:table-cell>
            </table:table-row>
            <table:table-row>
              <table:table-cell office:value-type="float" office:value="1526079555">
                <text:p>1526079560</text:p>
              </table:table-cell>
              <table:table-cell office:value-type="float" office:value="72.49">
                <text:p>72.49</text:p>
              </table:table-cell>
              <table:table-cell office:value-type="float" office:value="146.94">
                <text:p>146.94</text:p>
              </table:table-cell>
              <table:table-cell office:value-type="float" office:value="651.61">
                <text:p>651.61</text:p>
              </table:table-cell>
            </table:table-row>
            <table:table-row>
              <table:table-cell office:value-type="float" office:value="1526079556">
                <text:p>1526079560</text:p>
              </table:table-cell>
              <table:table-cell office:value-type="float" office:value="72.49">
                <text:p>72.49</text:p>
              </table:table-cell>
              <table:table-cell office:value-type="float" office:value="146.4">
                <text:p>146.4</text:p>
              </table:table-cell>
              <table:table-cell office:value-type="float" office:value="661.39">
                <text:p>661.39</text:p>
              </table:table-cell>
            </table:table-row>
            <table:table-row>
              <table:table-cell office:value-type="float" office:value="1526079557">
                <text:p>1526079560</text:p>
              </table:table-cell>
              <table:table-cell office:value-type="float" office:value="72.47">
                <text:p>72.47</text:p>
              </table:table-cell>
              <table:table-cell office:value-type="float" office:value="147.36">
                <text:p>147.36</text:p>
              </table:table-cell>
              <table:table-cell office:value-type="float" office:value="663.37">
                <text:p>663.37</text:p>
              </table:table-cell>
            </table:table-row>
            <table:table-row>
              <table:table-cell office:value-type="float" office:value="1526079558">
                <text:p>1526079560</text:p>
              </table:table-cell>
              <table:table-cell office:value-type="float" office:value="72.43">
                <text:p>72.43</text:p>
              </table:table-cell>
              <table:table-cell office:value-type="float" office:value="153.09">
                <text:p>153.09</text:p>
              </table:table-cell>
              <table:table-cell office:value-type="float" office:value="682.22">
                <text:p>682.22</text:p>
              </table:table-cell>
            </table:table-row>
            <table:table-row>
              <table:table-cell office:value-type="float" office:value="1526079559">
                <text:p>1526079560</text:p>
              </table:table-cell>
              <table:table-cell office:value-type="float" office:value="72.39">
                <text:p>72.39</text:p>
              </table:table-cell>
              <table:table-cell office:value-type="float" office:value="150.89">
                <text:p>150.89</text:p>
              </table:table-cell>
              <table:table-cell office:value-type="float" office:value="671.9">
                <text:p>671.9</text:p>
              </table:table-cell>
            </table:table-row>
            <table:table-row>
              <table:table-cell office:value-type="float" office:value="1526079560">
                <text:p>1526079560</text:p>
              </table:table-cell>
              <table:table-cell office:value-type="float" office:value="72.44">
                <text:p>72.44</text:p>
              </table:table-cell>
              <table:table-cell office:value-type="float" office:value="145.06">
                <text:p>145.06</text:p>
              </table:table-cell>
              <table:table-cell office:value-type="float" office:value="648.86">
                <text:p>648.86</text:p>
              </table:table-cell>
            </table:table-row>
            <table:table-row>
              <table:table-cell office:value-type="float" office:value="1526079561">
                <text:p>1526079560</text:p>
              </table:table-cell>
              <table:table-cell office:value-type="float" office:value="72.48">
                <text:p>72.48</text:p>
              </table:table-cell>
              <table:table-cell office:value-type="float" office:value="145.15">
                <text:p>145.1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62">
                <text:p>1526079560</text:p>
              </table:table-cell>
              <table:table-cell office:value-type="float" office:value="72.43">
                <text:p>72.43</text:p>
              </table:table-cell>
              <table:table-cell office:value-type="float" office:value="145.08">
                <text:p>145.08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63">
                <text:p>1526079560</text:p>
              </table:table-cell>
              <table:table-cell office:value-type="float" office:value="72.47">
                <text:p>72.47</text:p>
              </table:table-cell>
              <table:table-cell office:value-type="float" office:value="145.12">
                <text:p>145.1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564">
                <text:p>1526079560</text:p>
              </table:table-cell>
              <table:table-cell office:value-type="float" office:value="72.46">
                <text:p>72.46</text:p>
              </table:table-cell>
              <table:table-cell office:value-type="float" office:value="145.08">
                <text:p>145.0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9565">
                <text:p>1526079570</text:p>
              </table:table-cell>
              <table:table-cell office:value-type="float" office:value="72.48">
                <text:p>72.48</text:p>
              </table:table-cell>
              <table:table-cell office:value-type="float" office:value="145.09">
                <text:p>145.09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566">
                <text:p>1526079570</text:p>
              </table:table-cell>
              <table:table-cell office:value-type="float" office:value="72.46">
                <text:p>72.46</text:p>
              </table:table-cell>
              <table:table-cell office:value-type="float" office:value="145.11">
                <text:p>145.11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9567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1">
                <text:p>145.1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9568">
                <text:p>1526079570</text:p>
              </table:table-cell>
              <table:table-cell office:value-type="float" office:value="72.46">
                <text:p>72.46</text:p>
              </table:table-cell>
              <table:table-cell office:value-type="float" office:value="145.1">
                <text:p>145.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569">
                <text:p>15260795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70">
                <text:p>1526079570</text:p>
              </table:table-cell>
              <table:table-cell office:value-type="float" office:value="72.43">
                <text:p>72.43</text:p>
              </table:table-cell>
              <table:table-cell office:value-type="float" office:value="145">
                <text:p>14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571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572">
                <text:p>1526079570</text:p>
              </table:table-cell>
              <table:table-cell office:value-type="float" office:value="72.4">
                <text:p>72.4</text:p>
              </table:table-cell>
              <table:table-cell office:value-type="float" office:value="144.99">
                <text:p>144.99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73">
                <text:p>15260795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574">
                <text:p>152607957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575">
                <text:p>152607958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9576">
                <text:p>152607958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77">
                <text:p>1526079580</text:p>
              </table:table-cell>
              <table:table-cell office:value-type="float" office:value="72.51">
                <text:p>72.51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578">
                <text:p>152607958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579">
                <text:p>152607958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580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214.29">
                <text:p>214.29</text:p>
              </table:table-cell>
              <table:table-cell office:value-type="float" office:value="671.82">
                <text:p>671.82</text:p>
              </table:table-cell>
            </table:table-row>
            <table:table-row>
              <table:table-cell office:value-type="float" office:value="1526079581">
                <text:p>1526079580</text:p>
              </table:table-cell>
              <table:table-cell office:value-type="float" office:value="72.53">
                <text:p>72.53</text:p>
              </table:table-cell>
              <table:table-cell office:value-type="float" office:value="238.68">
                <text:p>238.68</text:p>
              </table:table-cell>
              <table:table-cell office:value-type="float" office:value="766.28">
                <text:p>766.28</text:p>
              </table:table-cell>
            </table:table-row>
            <table:table-row>
              <table:table-cell office:value-type="float" office:value="1526079582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345.13">
                <text:p>345.13</text:p>
              </table:table-cell>
              <table:table-cell office:value-type="float" office:value="713.22">
                <text:p>713.22</text:p>
              </table:table-cell>
            </table:table-row>
            <table:table-row>
              <table:table-cell office:value-type="float" office:value="1526079583">
                <text:p>1526079580</text:p>
              </table:table-cell>
              <table:table-cell office:value-type="float" office:value="72.45">
                <text:p>72.45</text:p>
              </table:table-cell>
              <table:table-cell office:value-type="float" office:value="375.85">
                <text:p>375.85</text:p>
              </table:table-cell>
              <table:table-cell office:value-type="float" office:value="693.39">
                <text:p>693.39</text:p>
              </table:table-cell>
            </table:table-row>
            <table:table-row>
              <table:table-cell office:value-type="float" office:value="1526079584">
                <text:p>1526079580</text:p>
              </table:table-cell>
              <table:table-cell office:value-type="float" office:value="72.46">
                <text:p>72.46</text:p>
              </table:table-cell>
              <table:table-cell office:value-type="float" office:value="473.51">
                <text:p>473.51</text:p>
              </table:table-cell>
              <table:table-cell office:value-type="float" office:value="954.94">
                <text:p>954.94</text:p>
              </table:table-cell>
            </table:table-row>
            <table:table-row>
              <table:table-cell office:value-type="float" office:value="1526079585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539.8">
                <text:p>539.8</text:p>
              </table:table-cell>
              <table:table-cell office:value-type="float" office:value="695.1">
                <text:p>695.1</text:p>
              </table:table-cell>
            </table:table-row>
            <table:table-row>
              <table:table-cell office:value-type="float" office:value="1526079586">
                <text:p>1526079590</text:p>
              </table:table-cell>
              <table:table-cell office:value-type="float" office:value="72.42">
                <text:p>72.42</text:p>
              </table:table-cell>
              <table:table-cell office:value-type="float" office:value="221.33">
                <text:p>221.33</text:p>
              </table:table-cell>
              <table:table-cell office:value-type="float" office:value="735.75">
                <text:p>735.75</text:p>
              </table:table-cell>
            </table:table-row>
            <table:table-row>
              <table:table-cell office:value-type="float" office:value="1526079587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51.3">
                <text:p>151.3</text:p>
              </table:table-cell>
              <table:table-cell office:value-type="float" office:value="1044.62">
                <text:p>1044.62</text:p>
              </table:table-cell>
            </table:table-row>
            <table:table-row>
              <table:table-cell office:value-type="float" office:value="1526079588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81.54">
                <text:p>181.54</text:p>
              </table:table-cell>
              <table:table-cell office:value-type="float" office:value="1380.1">
                <text:p>1380.1</text:p>
              </table:table-cell>
            </table:table-row>
            <table:table-row>
              <table:table-cell office:value-type="float" office:value="1526079589">
                <text:p>1526079590</text:p>
              </table:table-cell>
              <table:table-cell office:value-type="float" office:value="72.49">
                <text:p>72.49</text:p>
              </table:table-cell>
              <table:table-cell office:value-type="float" office:value="148.24">
                <text:p>148.24</text:p>
              </table:table-cell>
              <table:table-cell office:value-type="float" office:value="2477.51">
                <text:p>2477.51</text:p>
              </table:table-cell>
            </table:table-row>
            <table:table-row>
              <table:table-cell office:value-type="float" office:value="1526079590">
                <text:p>152607959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1898.58">
                <text:p>1898.58</text:p>
              </table:table-cell>
            </table:table-row>
            <table:table-row>
              <table:table-cell office:value-type="float" office:value="1526079591">
                <text:p>152607959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592">
                <text:p>1526079590</text:p>
              </table:table-cell>
              <table:table-cell office:value-type="float" office:value="72.47">
                <text:p>72.47</text:p>
              </table:table-cell>
              <table:table-cell office:value-type="float" office:value="144.99">
                <text:p>144.99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593">
                <text:p>152607959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4">
                <text:p>152607959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595">
                <text:p>1526079600</text:p>
              </table:table-cell>
              <table:table-cell office:value-type="float" office:value="72.42">
                <text:p>72.42</text:p>
              </table:table-cell>
              <table:table-cell office:value-type="float" office:value="144.95">
                <text:p>144.95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6">
                <text:p>152607960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597">
                <text:p>152607960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598">
                <text:p>152607960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599">
                <text:p>1526079600</text:p>
              </table:table-cell>
              <table:table-cell office:value-type="float" office:value="72.5">
                <text:p>72.5</text:p>
              </table:table-cell>
              <table:table-cell office:value-type="float" office:value="145.03">
                <text:p>145.03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00">
                <text:p>1526079600</text:p>
              </table:table-cell>
              <table:table-cell office:value-type="float" office:value="72.42">
                <text:p>72.42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01">
                <text:p>1526079600</text:p>
              </table:table-cell>
              <table:table-cell office:value-type="float" office:value="72.52">
                <text:p>72.52</text:p>
              </table:table-cell>
              <table:table-cell office:value-type="float" office:value="145.09">
                <text:p>145.09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02">
                <text:p>1526079600</text:p>
              </table:table-cell>
              <table:table-cell office:value-type="float" office:value="72.48">
                <text:p>72.48</text:p>
              </table:table-cell>
              <table:table-cell office:value-type="float" office:value="145.03">
                <text:p>145.03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9603">
                <text:p>152607960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04">
                <text:p>1526079600</text:p>
              </table:table-cell>
              <table:table-cell office:value-type="float" office:value="72.48">
                <text:p>72.48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05">
                <text:p>152607961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06">
                <text:p>1526079610</text:p>
              </table:table-cell>
              <table:table-cell office:value-type="float" office:value="72.44">
                <text:p>72.44</text:p>
              </table:table-cell>
              <table:table-cell office:value-type="float" office:value="145">
                <text:p>14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07">
                <text:p>1526079610</text:p>
              </table:table-cell>
              <table:table-cell office:value-type="float" office:value="72.49">
                <text:p>72.49</text:p>
              </table:table-cell>
              <table:table-cell office:value-type="float" office:value="145.07">
                <text:p>145.07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9608">
                <text:p>152607961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09">
                <text:p>1526079610</text:p>
              </table:table-cell>
              <table:table-cell office:value-type="float" office:value="72.49">
                <text:p>72.49</text:p>
              </table:table-cell>
              <table:table-cell office:value-type="float" office:value="145.06">
                <text:p>145.06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10">
                <text:p>152607961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11">
                <text:p>1526079610</text:p>
              </table:table-cell>
              <table:table-cell office:value-type="float" office:value="72.48">
                <text:p>72.48</text:p>
              </table:table-cell>
              <table:table-cell office:value-type="float" office:value="145.05">
                <text:p>145.05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2">
                <text:p>152607961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13">
                <text:p>152607961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14">
                <text:p>152607961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15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16">
                <text:p>1526079620</text:p>
              </table:table-cell>
              <table:table-cell office:value-type="float" office:value="72.49">
                <text:p>72.49</text:p>
              </table:table-cell>
              <table:table-cell office:value-type="float" office:value="145.04">
                <text:p>145.04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617">
                <text:p>152607962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8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19">
                <text:p>152607962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20">
                <text:p>152607962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1">
                <text:p>152607962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2">
                <text:p>152607962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23">
                <text:p>1526079620</text:p>
              </table:table-cell>
              <table:table-cell office:value-type="float" office:value="72.41">
                <text:p>72.41</text:p>
              </table:table-cell>
              <table:table-cell office:value-type="float" office:value="145">
                <text:p>14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24">
                <text:p>1526079620</text:p>
              </table:table-cell>
              <table:table-cell office:value-type="float" office:value="72.45">
                <text:p>72.45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25">
                <text:p>152607963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26">
                <text:p>152607963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27">
                <text:p>1526079630</text:p>
              </table:table-cell>
              <table:table-cell office:value-type="float" office:value="72.5">
                <text:p>72.5</text:p>
              </table:table-cell>
              <table:table-cell office:value-type="float" office:value="145.06">
                <text:p>145.06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28">
                <text:p>1526079630</text:p>
              </table:table-cell>
              <table:table-cell office:value-type="float" office:value="72.46">
                <text:p>72.46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29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30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631">
                <text:p>152607963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9632">
                <text:p>152607963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33">
                <text:p>152607963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9634">
                <text:p>152607963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35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36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37">
                <text:p>1526079640</text:p>
              </table:table-cell>
              <table:table-cell office:value-type="float" office:value="72.53">
                <text:p>72.53</text:p>
              </table:table-cell>
              <table:table-cell office:value-type="float" office:value="145.05">
                <text:p>145.05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9638">
                <text:p>152607964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39">
                <text:p>152607964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640">
                <text:p>152607964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41">
                <text:p>152607964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9642">
                <text:p>152607964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43">
                <text:p>152607964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44">
                <text:p>152607964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45">
                <text:p>152607965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46">
                <text:p>1526079650</text:p>
              </table:table-cell>
              <table:table-cell office:value-type="float" office:value="72.48">
                <text:p>72.48</text:p>
              </table:table-cell>
              <table:table-cell office:value-type="float" office:value="145.06">
                <text:p>145.0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9647">
                <text:p>152607965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48">
                <text:p>1526079650</text:p>
              </table:table-cell>
              <table:table-cell office:value-type="float" office:value="72.47">
                <text:p>72.47</text:p>
              </table:table-cell>
              <table:table-cell office:value-type="float" office:value="145.07">
                <text:p>145.07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9649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9650">
                <text:p>152607965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9651">
                <text:p>152607965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9652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53">
                <text:p>152607965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9654">
                <text:p>152607965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9655">
                <text:p>1526079660</text:p>
              </table:table-cell>
              <table:table-cell office:value-type="float" office:value="72.49">
                <text:p>72.49</text:p>
              </table:table-cell>
              <table:table-cell office:value-type="float" office:value="145">
                <text:p>14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9656">
                <text:p>1526079660</text:p>
              </table:table-cell>
              <table:table-cell office:value-type="float" office:value="72.46">
                <text:p>72.46</text:p>
              </table:table-cell>
              <table:table-cell office:value-type="float" office:value="145">
                <text:p>14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9657">
                <text:p>1526079660</text:p>
              </table:table-cell>
              <table:table-cell office:value-type="float" office:value="72.51">
                <text:p>72.51</text:p>
              </table:table-cell>
              <table:table-cell office:value-type="float" office:value="145.08">
                <text:p>145.0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9658">
                <text:p>152607966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9659">
                <text:p>152607966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9660">
                <text:p>152607966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